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33.59mm" svg:y="58.44mm">
            <draw:object draw:notify-on-update-of-ranges="Sheet1.B2:Sheet1.GT2 Sheet1.A3:Sheet1.A3 Sheet1.B3:Sheet1.GT3 Sheet1.A4:Sheet1.A4 Sheet1.B4:Sheet1.GT4 Sheet1.B2:Sheet1.GT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2" table:default-cell-style-name="Default"/>
        <table:table-row table:style-name="ro1">
          <table:table-cell office:value-type="string" calcext:value-type="string">
            <text:p>eul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office:value-type="float" office:value="8.3" calcext:value-type="float">
            <text:p>8.3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office:value-type="float" office:value="10.5" calcext:value-type="float">
            <text:p>10.5</text:p>
          </table:table-cell>
          <table:table-cell office:value-type="float" office:value="10.6" calcext:value-type="float">
            <text:p>10.6</text:p>
          </table:table-cell>
          <table:table-cell office:value-type="float" office:value="10.7" calcext:value-type="float">
            <text:p>10.7</text:p>
          </table:table-cell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office:value-type="float" office:value="11.6" calcext:value-type="float">
            <text:p>11.6</text:p>
          </table:table-cell>
          <table:table-cell office:value-type="float" office:value="11.7" calcext:value-type="float">
            <text:p>11.7</text:p>
          </table:table-cell>
          <table:table-cell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13.1" calcext:value-type="float">
            <text:p>13.1</text:p>
          </table:table-cell>
          <table:table-cell office:value-type="float" office:value="13.2" calcext:value-type="float">
            <text:p>13.2</text:p>
          </table:table-cell>
          <table:table-cell office:value-type="float" office:value="13.3" calcext:value-type="float">
            <text:p>13.3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8.3" calcext:value-type="float">
            <text:p>18.3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office:value-type="float" office:value="18.8" calcext:value-type="float">
            <text:p>18.8</text:p>
          </table:table-cell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9.4" calcext:value-type="float">
            <text:p>19.4</text:p>
          </table:table-cell>
          <table:table-cell office:value-type="float" office:value="19.5" calcext:value-type="float">
            <text:p>19.5</text:p>
          </table:table-cell>
          <table:table-cell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19.8" calcext:value-type="float">
            <text:p>19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51499" calcext:value-type="float">
            <text:p>0.851499</text:p>
          </table:table-cell>
          <table:table-cell office:value-type="float" office:value="0.793493" calcext:value-type="float">
            <text:p>0.793493</text:p>
          </table:table-cell>
          <table:table-cell office:value-type="float" office:value="0.726972" calcext:value-type="float">
            <text:p>0.726972</text:p>
          </table:table-cell>
          <table:table-cell office:value-type="float" office:value="0.652516" calcext:value-type="float">
            <text:p>0.652516</text:p>
          </table:table-cell>
          <table:table-cell office:value-type="float" office:value="0.57079" calcext:value-type="float">
            <text:p>0.57079</text:p>
          </table:table-cell>
          <table:table-cell office:value-type="float" office:value="0.48254" calcext:value-type="float">
            <text:p>0.48254</text:p>
          </table:table-cell>
          <table:table-cell office:value-type="float" office:value="0.388581" calcext:value-type="float">
            <text:p>0.388581</text:p>
          </table:table-cell>
          <table:table-cell office:value-type="float" office:value="0.289797" calcext:value-type="float">
            <text:p>0.289797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0.081559" calcext:value-type="float">
            <text:p>0.081559</text:p>
          </table:table-cell>
          <table:table-cell office:value-type="float" office:value="-0.02588" calcext:value-type="float">
            <text:p>-0.02588</text:p>
          </table:table-cell>
          <table:table-cell office:value-type="float" office:value="-0.134135" calcext:value-type="float">
            <text:p>-0.134135</text:p>
          </table:table-cell>
          <table:table-cell office:value-type="float" office:value="-0.242131" calcext:value-type="float">
            <text:p>-0.242131</text:p>
          </table:table-cell>
          <table:table-cell office:value-type="float" office:value="-0.348785" calcext:value-type="float">
            <text:p>-0.348785</text:p>
          </table:table-cell>
          <table:table-cell office:value-type="float" office:value="-0.453019" calcext:value-type="float">
            <text:p>-0.453019</text:p>
          </table:table-cell>
          <table:table-cell office:value-type="float" office:value="-0.553764" calcext:value-type="float">
            <text:p>-0.553764</text:p>
          </table:table-cell>
          <table:table-cell office:value-type="float" office:value="-0.649979" calcext:value-type="float">
            <text:p>-0.649979</text:p>
          </table:table-cell>
          <table:table-cell office:value-type="float" office:value="-0.740657" calcext:value-type="float">
            <text:p>-0.740657</text:p>
          </table:table-cell>
          <table:table-cell office:value-type="float" office:value="-0.824835" calcext:value-type="float">
            <text:p>-0.824835</text:p>
          </table:table-cell>
          <table:table-cell office:value-type="float" office:value="-0.901606" calcext:value-type="float">
            <text:p>-0.901606</text:p>
          </table:table-cell>
          <table:table-cell office:value-type="float" office:value="-0.970129" calcext:value-type="float">
            <text:p>-0.970129</text:p>
          </table:table-cell>
          <table:table-cell office:value-type="float" office:value="-1.029636" calcext:value-type="float">
            <text:p>-1.029636</text:p>
          </table:table-cell>
          <table:table-cell office:value-type="float" office:value="-1.079441" calcext:value-type="float">
            <text:p>-1.079441</text:p>
          </table:table-cell>
          <table:table-cell office:value-type="float" office:value="-1.11895" calcext:value-type="float">
            <text:p>-1.11895</text:p>
          </table:table-cell>
          <table:table-cell office:value-type="float" office:value="-1.147665" calcext:value-type="float">
            <text:p>-1.147665</text:p>
          </table:table-cell>
          <table:table-cell office:value-type="float" office:value="-1.16519" calcext:value-type="float">
            <text:p>-1.16519</text:p>
          </table:table-cell>
          <table:table-cell office:value-type="float" office:value="-1.171239" calcext:value-type="float">
            <text:p>-1.171239</text:p>
          </table:table-cell>
          <table:table-cell office:value-type="float" office:value="-1.165636" calcext:value-type="float">
            <text:p>-1.165636</text:p>
          </table:table-cell>
          <table:table-cell office:value-type="float" office:value="-1.14832" calcext:value-type="float">
            <text:p>-1.14832</text:p>
          </table:table-cell>
          <table:table-cell office:value-type="float" office:value="-1.119348" calcext:value-type="float">
            <text:p>-1.119348</text:p>
          </table:table-cell>
          <table:table-cell office:value-type="float" office:value="-1.078893" calcext:value-type="float">
            <text:p>-1.078893</text:p>
          </table:table-cell>
          <table:table-cell office:value-type="float" office:value="-1.027244" calcext:value-type="float">
            <text:p>-1.027244</text:p>
          </table:table-cell>
          <table:table-cell office:value-type="float" office:value="-0.964806" calcext:value-type="float">
            <text:p>-0.964806</text:p>
          </table:table-cell>
          <table:table-cell office:value-type="float" office:value="-0.892096" calcext:value-type="float">
            <text:p>-0.892096</text:p>
          </table:table-cell>
          <table:table-cell office:value-type="float" office:value="-0.809738" calcext:value-type="float">
            <text:p>-0.809738</text:p>
          </table:table-cell>
          <table:table-cell office:value-type="float" office:value="-0.718459" calcext:value-type="float">
            <text:p>-0.718459</text:p>
          </table:table-cell>
          <table:table-cell office:value-type="float" office:value="-0.619083" calcext:value-type="float">
            <text:p>-0.619083</text:p>
          </table:table-cell>
          <table:table-cell office:value-type="float" office:value="-0.512522" calcext:value-type="float">
            <text:p>-0.512522</text:p>
          </table:table-cell>
          <table:table-cell office:value-type="float" office:value="-0.39977" calcext:value-type="float">
            <text:p>-0.39977</text:p>
          </table:table-cell>
          <table:table-cell office:value-type="float" office:value="-0.281892" calcext:value-type="float">
            <text:p>-0.281892</text:p>
          </table:table-cell>
          <table:table-cell office:value-type="float" office:value="-0.160018" calcext:value-type="float">
            <text:p>-0.160018</text:p>
          </table:table-cell>
          <table:table-cell office:value-type="float" office:value="-0.035324" calcext:value-type="float">
            <text:p>-0.035324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217617" calcext:value-type="float">
            <text:p>0.217617</text:p>
          </table:table-cell>
          <table:table-cell office:value-type="float" office:value="0.343355" calcext:value-type="float">
            <text:p>0.343355</text:p>
          </table:table-cell>
          <table:table-cell office:value-type="float" office:value="0.466916" calcext:value-type="float">
            <text:p>0.466916</text:p>
          </table:table-cell>
          <table:table-cell office:value-type="float" office:value="0.587044" calcext:value-type="float">
            <text:p>0.587044</text:p>
          </table:table-cell>
          <table:table-cell office:value-type="float" office:value="0.702502" calcext:value-type="float">
            <text:p>0.702502</text:p>
          </table:table-cell>
          <table:table-cell office:value-type="float" office:value="0.81209" calcext:value-type="float">
            <text:p>0.81209</text:p>
          </table:table-cell>
          <table:table-cell office:value-type="float" office:value="0.914654" calcext:value-type="float">
            <text:p>0.914654</text:p>
          </table:table-cell>
          <table:table-cell office:value-type="float" office:value="1.009096" calcext:value-type="float">
            <text:p>1.009096</text:p>
          </table:table-cell>
          <table:table-cell office:value-type="float" office:value="1.094391" calcext:value-type="float">
            <text:p>1.094391</text:p>
          </table:table-cell>
          <table:table-cell office:value-type="float" office:value="1.169596" calcext:value-type="float">
            <text:p>1.169596</text:p>
          </table:table-cell>
          <table:table-cell office:value-type="float" office:value="1.233857" calcext:value-type="float">
            <text:p>1.233857</text:p>
          </table:table-cell>
          <table:table-cell office:value-type="float" office:value="1.286422" calcext:value-type="float">
            <text:p>1.286422</text:p>
          </table:table-cell>
          <table:table-cell office:value-type="float" office:value="1.326648" calcext:value-type="float">
            <text:p>1.326648</text:p>
          </table:table-cell>
          <table:table-cell office:value-type="float" office:value="1.35401" calcext:value-type="float">
            <text:p>1.35401</text:p>
          </table:table-cell>
          <table:table-cell office:value-type="float" office:value="1.368106" calcext:value-type="float">
            <text:p>1.368106</text:p>
          </table:table-cell>
          <table:table-cell office:value-type="float" office:value="1.368661" calcext:value-type="float">
            <text:p>1.368661</text:p>
          </table:table-cell>
          <table:table-cell office:value-type="float" office:value="1.355536" calcext:value-type="float">
            <text:p>1.355536</text:p>
          </table:table-cell>
          <table:table-cell office:value-type="float" office:value="1.328724" calcext:value-type="float">
            <text:p>1.328724</text:p>
          </table:table-cell>
          <table:table-cell office:value-type="float" office:value="1.288356" calcext:value-type="float">
            <text:p>1.288356</text:p>
          </table:table-cell>
          <table:table-cell office:value-type="float" office:value="1.234701" calcext:value-type="float">
            <text:p>1.234701</text:p>
          </table:table-cell>
          <table:table-cell office:value-type="float" office:value="1.168163" calcext:value-type="float">
            <text:p>1.168163</text:p>
          </table:table-cell>
          <table:table-cell office:value-type="float" office:value="1.089278" calcext:value-type="float">
            <text:p>1.089278</text:p>
          </table:table-cell>
          <table:table-cell office:value-type="float" office:value="0.998711" calcext:value-type="float">
            <text:p>0.998711</text:p>
          </table:table-cell>
          <table:table-cell office:value-type="float" office:value="0.897251" calcext:value-type="float">
            <text:p>0.897251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65385" calcext:value-type="float">
            <text:p>0.665385</text:p>
          </table:table-cell>
          <table:table-cell office:value-type="float" office:value="0.537107" calcext:value-type="float">
            <text:p>0.537107</text:p>
          </table:table-cell>
          <table:table-cell office:value-type="float" office:value="0.402176" calcext:value-type="float">
            <text:p>0.402176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117549" calcext:value-type="float">
            <text:p>0.117549</text:p>
          </table:table-cell>
          <table:table-cell office:value-type="float" office:value="-0.029393" calcext:value-type="float">
            <text:p>-0.029393</text:p>
          </table:table-cell>
          <table:table-cell office:value-type="float" office:value="-0.177512" calcext:value-type="float">
            <text:p>-0.177512</text:p>
          </table:table-cell>
          <table:table-cell office:value-type="float" office:value="-0.325336" calcext:value-type="float">
            <text:p>-0.325336</text:p>
          </table:table-cell>
          <table:table-cell office:value-type="float" office:value="-0.471385" calcext:value-type="float">
            <text:p>-0.471385</text:p>
          </table:table-cell>
          <table:table-cell office:value-type="float" office:value="-0.614181" calcext:value-type="float">
            <text:p>-0.614181</text:p>
          </table:table-cell>
          <table:table-cell office:value-type="float" office:value="-0.752263" calcext:value-type="float">
            <text:p>-0.752263</text:p>
          </table:table-cell>
          <table:table-cell office:value-type="float" office:value="-0.884204" calcext:value-type="float">
            <text:p>-0.884204</text:p>
          </table:table-cell>
          <table:table-cell office:value-type="float" office:value="-1.008621" calcext:value-type="float">
            <text:p>-1.008621</text:p>
          </table:table-cell>
          <table:table-cell office:value-type="float" office:value="-1.124197" calcext:value-type="float">
            <text:p>-1.124197</text:p>
          </table:table-cell>
          <table:table-cell office:value-type="float" office:value="-1.229686" calcext:value-type="float">
            <text:p>-1.229686</text:p>
          </table:table-cell>
          <table:table-cell office:value-type="float" office:value="-1.323933" calcext:value-type="float">
            <text:p>-1.323933</text:p>
          </table:table-cell>
          <table:table-cell office:value-type="float" office:value="-1.405884" calcext:value-type="float">
            <text:p>-1.405884</text:p>
          </table:table-cell>
          <table:table-cell office:value-type="float" office:value="-1.474595" calcext:value-type="float">
            <text:p>-1.474595</text:p>
          </table:table-cell>
          <table:table-cell office:value-type="float" office:value="-1.529248" calcext:value-type="float">
            <text:p>-1.529248</text:p>
          </table:table-cell>
          <table:table-cell office:value-type="float" office:value="-1.569154" calcext:value-type="float">
            <text:p>-1.569154</text:p>
          </table:table-cell>
          <table:table-cell office:value-type="float" office:value="-1.593768" calcext:value-type="float">
            <text:p>-1.593768</text:p>
          </table:table-cell>
          <table:table-cell office:value-type="float" office:value="-1.60269" calcext:value-type="float">
            <text:p>-1.60269</text:p>
          </table:table-cell>
          <table:table-cell office:value-type="float" office:value="-1.595675" calcext:value-type="float">
            <text:p>-1.595675</text:p>
          </table:table-cell>
          <table:table-cell office:value-type="float" office:value="-1.572633" calcext:value-type="float">
            <text:p>-1.572633</text:p>
          </table:table-cell>
          <table:table-cell office:value-type="float" office:value="-1.533634" calcext:value-type="float">
            <text:p>-1.533634</text:p>
          </table:table-cell>
          <table:table-cell office:value-type="float" office:value="-1.478909" calcext:value-type="float">
            <text:p>-1.478909</text:p>
          </table:table-cell>
          <table:table-cell office:value-type="float" office:value="-1.408847" calcext:value-type="float">
            <text:p>-1.408847</text:p>
          </table:table-cell>
          <table:table-cell office:value-type="float" office:value="-1.323996" calcext:value-type="float">
            <text:p>-1.323996</text:p>
          </table:table-cell>
          <table:table-cell office:value-type="float" office:value="-1.225057" calcext:value-type="float">
            <text:p>-1.225057</text:p>
          </table:table-cell>
          <table:table-cell office:value-type="float" office:value="-1.112878" calcext:value-type="float">
            <text:p>-1.112878</text:p>
          </table:table-cell>
          <table:table-cell office:value-type="float" office:value="-0.988448" calcext:value-type="float">
            <text:p>-0.988448</text:p>
          </table:table-cell>
          <table:table-cell office:value-type="float" office:value="-0.85289" calcext:value-type="float">
            <text:p>-0.85289</text:p>
          </table:table-cell>
          <table:table-cell office:value-type="float" office:value="-0.707447" calcext:value-type="float">
            <text:p>-0.707447</text:p>
          </table:table-cell>
          <table:table-cell office:value-type="float" office:value="-0.553475" calcext:value-type="float">
            <text:p>-0.553475</text:p>
          </table:table-cell>
          <table:table-cell office:value-type="float" office:value="-0.392429" calcext:value-type="float">
            <text:p>-0.392429</text:p>
          </table:table-cell>
          <table:table-cell office:value-type="float" office:value="-0.225848" calcext:value-type="float">
            <text:p>-0.225848</text:p>
          </table:table-cell>
          <table:table-cell office:value-type="float" office:value="-0.055342" calcext:value-type="float">
            <text:p>-0.055342</text:p>
          </table:table-cell>
          <table:table-cell office:value-type="float" office:value="0.117422" calcext:value-type="float">
            <text:p>0.117422</text:p>
          </table:table-cell>
          <table:table-cell office:value-type="float" office:value="0.290739" calcext:value-type="float">
            <text:p>0.290739</text:p>
          </table:table-cell>
          <table:table-cell office:value-type="float" office:value="0.462882" calcext:value-type="float">
            <text:p>0.462882</text:p>
          </table:table-cell>
          <table:table-cell office:value-type="float" office:value="0.632118" calcext:value-type="float">
            <text:p>0.632118</text:p>
          </table:table-cell>
          <table:table-cell office:value-type="float" office:value="0.796724" calcext:value-type="float">
            <text:p>0.796724</text:p>
          </table:table-cell>
          <table:table-cell office:value-type="float" office:value="0.95501" calcext:value-type="float">
            <text:p>0.95501</text:p>
          </table:table-cell>
          <table:table-cell office:value-type="float" office:value="1.105328" calcext:value-type="float">
            <text:p>1.105328</text:p>
          </table:table-cell>
          <table:table-cell office:value-type="float" office:value="1.246097" calcext:value-type="float">
            <text:p>1.246097</text:p>
          </table:table-cell>
          <table:table-cell office:value-type="float" office:value="1.375812" calcext:value-type="float">
            <text:p>1.375812</text:p>
          </table:table-cell>
          <table:table-cell office:value-type="float" office:value="1.493066" calcext:value-type="float">
            <text:p>1.493066</text:p>
          </table:table-cell>
          <table:table-cell office:value-type="float" office:value="1.596562" calcext:value-type="float">
            <text:p>1.596562</text:p>
          </table:table-cell>
          <table:table-cell office:value-type="float" office:value="1.685127" calcext:value-type="float">
            <text:p>1.685127</text:p>
          </table:table-cell>
          <table:table-cell office:value-type="float" office:value="1.757727" calcext:value-type="float">
            <text:p>1.757727</text:p>
          </table:table-cell>
          <table:table-cell office:value-type="float" office:value="1.813475" calcext:value-type="float">
            <text:p>1.813475</text:p>
          </table:table-cell>
          <table:table-cell office:value-type="float" office:value="1.851646" calcext:value-type="float">
            <text:p>1.851646</text:p>
          </table:table-cell>
          <table:table-cell office:value-type="float" office:value="1.871683" calcext:value-type="float">
            <text:p>1.871683</text:p>
          </table:table-cell>
          <table:table-cell office:value-type="float" office:value="1.873203" calcext:value-type="float">
            <text:p>1.873203</text:p>
          </table:table-cell>
          <table:table-cell office:value-type="float" office:value="1.856006" calcext:value-type="float">
            <text:p>1.856006</text:p>
          </table:table-cell>
          <table:table-cell office:value-type="float" office:value="1.820077" calcext:value-type="float">
            <text:p>1.820077</text:p>
          </table:table-cell>
          <table:table-cell office:value-type="float" office:value="1.765588" calcext:value-type="float">
            <text:p>1.765588</text:p>
          </table:table-cell>
          <table:table-cell office:value-type="float" office:value="1.692898" calcext:value-type="float">
            <text:p>1.692898</text:p>
          </table:table-cell>
          <table:table-cell office:value-type="float" office:value="1.602552" calcext:value-type="float">
            <text:p>1.602552</text:p>
          </table:table-cell>
          <table:table-cell office:value-type="float" office:value="1.495278" calcext:value-type="float">
            <text:p>1.495278</text:p>
          </table:table-cell>
          <table:table-cell office:value-type="float" office:value="1.371978" calcext:value-type="float">
            <text:p>1.371978</text:p>
          </table:table-cell>
          <table:table-cell office:value-type="float" office:value="1.233725" calcext:value-type="float">
            <text:p>1.233725</text:p>
          </table:table-cell>
          <table:table-cell office:value-type="float" office:value="1.081752" calcext:value-type="float">
            <text:p>1.081752</text:p>
          </table:table-cell>
          <table:table-cell office:value-type="float" office:value="0.917442" calcext:value-type="float">
            <text:p>0.917442</text:p>
          </table:table-cell>
          <table:table-cell office:value-type="float" office:value="0.742315" calcext:value-type="float">
            <text:p>0.742315</text:p>
          </table:table-cell>
          <table:table-cell office:value-type="float" office:value="0.558013" calcext:value-type="float">
            <text:p>0.558013</text:p>
          </table:table-cell>
          <table:table-cell office:value-type="float" office:value="0.366288" calcext:value-type="float">
            <text:p>0.366288</text:p>
          </table:table-cell>
          <table:table-cell office:value-type="float" office:value="0.168982" calcext:value-type="float">
            <text:p>0.168982</text:p>
          </table:table-cell>
          <table:table-cell office:value-type="float" office:value="-0.031986" calcext:value-type="float">
            <text:p>-0.031986</text:p>
          </table:table-cell>
          <table:table-cell office:value-type="float" office:value="-0.234643" calcext:value-type="float">
            <text:p>-0.234643</text:p>
          </table:table-cell>
          <table:table-cell office:value-type="float" office:value="-0.436981" calcext:value-type="float">
            <text:p>-0.436981</text:p>
          </table:table-cell>
          <table:table-cell office:value-type="float" office:value="-0.636973" calcext:value-type="float">
            <text:p>-0.636973</text:p>
          </table:table-cell>
          <table:table-cell office:value-type="float" office:value="-0.832595" calcext:value-type="float">
            <text:p>-0.832595</text:p>
          </table:table-cell>
          <table:table-cell office:value-type="float" office:value="-1.021847" calcext:value-type="float">
            <text:p>-1.021847</text:p>
          </table:table-cell>
          <table:table-cell office:value-type="float" office:value="-1.202773" calcext:value-type="float">
            <text:p>-1.202773</text:p>
          </table:table-cell>
          <table:table-cell office:value-type="float" office:value="-1.37348" calcext:value-type="float">
            <text:p>-1.37348</text:p>
          </table:table-cell>
          <table:table-cell office:value-type="float" office:value="-1.53216" calcext:value-type="float">
            <text:p>-1.53216</text:p>
          </table:table-cell>
          <table:table-cell office:value-type="float" office:value="-1.677105" calcext:value-type="float">
            <text:p>-1.677105</text:p>
          </table:table-cell>
          <table:table-cell office:value-type="float" office:value="-1.806729" calcext:value-type="float">
            <text:p>-1.806729</text:p>
          </table:table-cell>
          <table:table-cell office:value-type="float" office:value="-1.919581" calcext:value-type="float">
            <text:p>-1.919581</text:p>
          </table:table-cell>
          <table:table-cell office:value-type="float" office:value="-2.014366" calcext:value-type="float">
            <text:p>-2.014366</text:p>
          </table:table-cell>
          <table:table-cell office:value-type="float" office:value="-2.089956" calcext:value-type="float">
            <text:p>-2.089956</text:p>
          </table:table-cell>
          <table:table-cell office:value-type="float" office:value="-2.145401" calcext:value-type="float">
            <text:p>-2.145401</text:p>
          </table:table-cell>
          <table:table-cell office:value-type="float" office:value="-2.179948" calcext:value-type="float">
            <text:p>-2.179948</text:p>
          </table:table-cell>
          <table:table-cell office:value-type="float" office:value="-2.19304" calcext:value-type="float">
            <text:p>-2.19304</text:p>
          </table:table-cell>
          <table:table-cell office:value-type="float" office:value="-2.184332" calcext:value-type="float">
            <text:p>-2.184332</text:p>
          </table:table-cell>
          <table:table-cell office:value-type="float" office:value="-2.153694" calcext:value-type="float">
            <text:p>-2.153694</text:p>
          </table:table-cell>
          <table:table-cell office:value-type="float" office:value="-2.101213" calcext:value-type="float">
            <text:p>-2.101213</text:p>
          </table:table-cell>
          <table:table-cell office:value-type="float" office:value="-2.027195" calcext:value-type="float">
            <text:p>-2.027195</text:p>
          </table:table-cell>
          <table:table-cell office:value-type="float" office:value="-1.932165" calcext:value-type="float">
            <text:p>-1.932165</text:p>
          </table:table-cell>
          <table:table-cell office:value-type="float" office:value="-1.816863" calcext:value-type="float">
            <text:p>-1.816863</text:p>
          </table:table-cell>
          <table:table-cell office:value-type="float" office:value="-1.682239" calcext:value-type="float">
            <text:p>-1.682239</text:p>
          </table:table-cell>
          <table:table-cell office:value-type="float" office:value="-1.529447" calcext:value-type="float">
            <text:p>-1.529447</text:p>
          </table:table-cell>
          <table:table-cell office:value-type="float" office:value="-1.359832" calcext:value-type="float">
            <text:p>-1.359832</text:p>
          </table:table-cell>
          <table:table-cell office:value-type="float" office:value="-1.174923" calcext:value-type="float">
            <text:p>-1.174923</text:p>
          </table:table-cell>
          <table:table-cell office:value-type="float" office:value="-0.976415" calcext:value-type="float">
            <text:p>-0.976415</text:p>
          </table:table-cell>
          <table:table-cell office:value-type="float" office:value="-0.766158" calcext:value-type="float">
            <text:p>-0.766158</text:p>
          </table:table-cell>
          <table:table-cell office:value-type="float" office:value="-0.546137" calcext:value-type="float">
            <text:p>-0.546137</text:p>
          </table:table-cell>
          <table:table-cell office:value-type="float" office:value="-0.318455" calcext:value-type="float">
            <text:p>-0.318455</text:p>
          </table:table-cell>
          <table:table-cell office:value-type="float" office:value="-0.085311" calcext:value-type="float">
            <text:p>-0.085311</text:p>
          </table:table-cell>
          <table:table-cell office:value-type="float" office:value="0.151018" calcext:value-type="float">
            <text:p>0.151018</text:p>
          </table:table-cell>
          <table:table-cell office:value-type="float" office:value="0.388199" calcext:value-type="float">
            <text:p>0.388199</text:p>
          </table:table-cell>
          <table:table-cell office:value-type="float" office:value="0.623871" calcext:value-type="float">
            <text:p>0.623871</text:p>
          </table:table-cell>
          <table:table-cell office:value-type="float" office:value="0.85566" calcext:value-type="float">
            <text:p>0.85566</text:p>
          </table:table-cell>
          <table:table-cell office:value-type="float" office:value="1.081211" calcext:value-type="float">
            <text:p>1.081211</text:p>
          </table:table-cell>
          <table:table-cell office:value-type="float" office:value="1.298205" calcext:value-type="float">
            <text:p>1.298205</text:p>
          </table:table-cell>
          <table:table-cell office:value-type="float" office:value="1.504387" calcext:value-type="float">
            <text:p>1.504387</text:p>
          </table:table-cell>
          <table:table-cell office:value-type="float" office:value="1.697587" calcext:value-type="float">
            <text:p>1.697587</text:p>
          </table:table-cell>
          <table:table-cell office:value-type="float" office:value="1.875743" calcext:value-type="float">
            <text:p>1.875743</text:p>
          </table:table-cell>
          <table:table-cell office:value-type="float" office:value="2.036923" calcext:value-type="float">
            <text:p>2.036923</text:p>
          </table:table-cell>
          <table:table-cell office:value-type="float" office:value="2.179346" calcext:value-type="float">
            <text:p>2.179346</text:p>
          </table:table-cell>
          <table:table-cell office:value-type="float" office:value="2.301399" calcext:value-type="float">
            <text:p>2.301399</text:p>
          </table:table-cell>
          <table:table-cell office:value-type="float" office:value="2.40166" calcext:value-type="float">
            <text:p>2.40166</text:p>
          </table:table-cell>
          <table:table-cell office:value-type="float" office:value="2.478906" calcext:value-type="float">
            <text:p>2.478906</text:p>
          </table:table-cell>
          <table:table-cell office:value-type="float" office:value="2.532135" calcext:value-type="float">
            <text:p>2.532135</text:p>
          </table:table-cell>
          <table:table-cell office:value-type="float" office:value="2.560576" calcext:value-type="float">
            <text:p>2.560576</text:p>
          </table:table-cell>
          <table:table-cell office:value-type="float" office:value="2.563695" calcext:value-type="float">
            <text:p>2.563695</text:p>
          </table:table-cell>
          <table:table-cell office:value-type="float" office:value="2.541208" calcext:value-type="float">
            <text:p>2.541208</text:p>
          </table:table-cell>
          <table:table-cell office:value-type="float" office:value="2.493084" calcext:value-type="float">
            <text:p>2.493084</text:p>
          </table:table-cell>
          <table:table-cell office:value-type="float" office:value="2.419549" calcext:value-type="float">
            <text:p>2.419549</text:p>
          </table:table-cell>
          <table:table-cell office:value-type="float" office:value="2.321082" calcext:value-type="float">
            <text:p>2.321082</text:p>
          </table:table-cell>
          <table:table-cell office:value-type="float" office:value="2.19842" calcext:value-type="float">
            <text:p>2.19842</text:p>
          </table:table-cell>
          <table:table-cell office:value-type="float" office:value="2.052547" calcext:value-type="float">
            <text:p>2.052547</text:p>
          </table:table-cell>
          <table:table-cell office:value-type="float" office:value="1.88469" calcext:value-type="float">
            <text:p>1.88469</text:p>
          </table:table-cell>
          <table:table-cell office:value-type="float" office:value="1.696308" calcext:value-type="float">
            <text:p>1.696308</text:p>
          </table:table-cell>
          <table:table-cell office:value-type="float" office:value="1.489078" calcext:value-type="float">
            <text:p>1.489078</text:p>
          </table:table-cell>
          <table:table-cell office:value-type="float" office:value="1.264886" calcext:value-type="float">
            <text:p>1.26488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49001" calcext:value-type="float">
            <text:p>-0.49001</text:p>
          </table:table-cell>
          <table:table-cell office:value-type="float" office:value="-0.58006" calcext:value-type="float">
            <text:p>-0.58006</text:p>
          </table:table-cell>
          <table:table-cell office:value-type="float" office:value="-0.66521" calcext:value-type="float">
            <text:p>-0.66521</text:p>
          </table:table-cell>
          <table:table-cell office:value-type="float" office:value="-0.744559" calcext:value-type="float">
            <text:p>-0.744559</text:p>
          </table:table-cell>
          <table:table-cell office:value-type="float" office:value="-0.817256" calcext:value-type="float">
            <text:p>-0.817256</text:p>
          </table:table-cell>
          <table:table-cell office:value-type="float" office:value="-0.882508" calcext:value-type="float">
            <text:p>-0.882508</text:p>
          </table:table-cell>
          <table:table-cell office:value-type="float" office:value="-0.939587" calcext:value-type="float">
            <text:p>-0.939587</text:p>
          </table:table-cell>
          <table:table-cell office:value-type="float" office:value="-0.987841" calcext:value-type="float">
            <text:p>-0.987841</text:p>
          </table:table-cell>
          <table:table-cell office:value-type="float" office:value="-1.026699" calcext:value-type="float">
            <text:p>-1.026699</text:p>
          </table:table-cell>
          <table:table-cell office:value-type="float" office:value="-1.055679" calcext:value-type="float">
            <text:p>-1.055679</text:p>
          </table:table-cell>
          <table:table-cell office:value-type="float" office:value="-1.074391" calcext:value-type="float">
            <text:p>-1.074391</text:p>
          </table:table-cell>
          <table:table-cell office:value-type="float" office:value="-1.082547" calcext:value-type="float">
            <text:p>-1.082547</text:p>
          </table:table-cell>
          <table:table-cell office:value-type="float" office:value="-1.079959" calcext:value-type="float">
            <text:p>-1.079959</text:p>
          </table:table-cell>
          <table:table-cell office:value-type="float" office:value="-1.066546" calcext:value-type="float">
            <text:p>-1.066546</text:p>
          </table:table-cell>
          <table:table-cell office:value-type="float" office:value="-1.042333" calcext:value-type="float">
            <text:p>-1.042333</text:p>
          </table:table-cell>
          <table:table-cell office:value-type="float" office:value="-1.007454" calcext:value-type="float">
            <text:p>-1.007454</text:p>
          </table:table-cell>
          <table:table-cell office:value-type="float" office:value="-0.962152" calcext:value-type="float">
            <text:p>-0.962152</text:p>
          </table:table-cell>
          <table:table-cell office:value-type="float" office:value="-0.906776" calcext:value-type="float">
            <text:p>-0.906776</text:p>
          </table:table-cell>
          <table:table-cell office:value-type="float" office:value="-0.841778" calcext:value-type="float">
            <text:p>-0.841778</text:p>
          </table:table-cell>
          <table:table-cell office:value-type="float" office:value="-0.767712" calcext:value-type="float">
            <text:p>-0.767712</text:p>
          </table:table-cell>
          <table:table-cell office:value-type="float" office:value="-0.685229" calcext:value-type="float">
            <text:p>-0.685229</text:p>
          </table:table-cell>
          <table:table-cell office:value-type="float" office:value="-0.595068" calcext:value-type="float">
            <text:p>-0.595068</text:p>
          </table:table-cell>
          <table:table-cell office:value-type="float" office:value="-0.498055" calcext:value-type="float">
            <text:p>-0.498055</text:p>
          </table:table-cell>
          <table:table-cell office:value-type="float" office:value="-0.395092" calcext:value-type="float">
            <text:p>-0.395092</text:p>
          </table:table-cell>
          <table:table-cell office:value-type="float" office:value="-0.287148" calcext:value-type="float">
            <text:p>-0.287148</text:p>
          </table:table-cell>
          <table:table-cell office:value-type="float" office:value="-0.175253" calcext:value-type="float">
            <text:p>-0.175253</text:p>
          </table:table-cell>
          <table:table-cell office:value-type="float" office:value="-0.060486" calcext:value-type="float">
            <text:p>-0.060486</text:p>
          </table:table-cell>
          <table:table-cell office:value-type="float" office:value="0.056033" calcext:value-type="float">
            <text:p>0.056033</text:p>
          </table:table-cell>
          <table:table-cell office:value-type="float" office:value="0.173157" calcext:value-type="float">
            <text:p>0.173157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0.404552" calcext:value-type="float">
            <text:p>0.404552</text:p>
          </table:table-cell>
          <table:table-cell office:value-type="float" office:value="0.516487" calcext:value-type="float">
            <text:p>0.516487</text:p>
          </table:table-cell>
          <table:table-cell office:value-type="float" office:value="0.624376" calcext:value-type="float">
            <text:p>0.624376</text:p>
          </table:table-cell>
          <table:table-cell office:value-type="float" office:value="0.727101" calcext:value-type="float">
            <text:p>0.727101</text:p>
          </table:table-cell>
          <table:table-cell office:value-type="float" office:value="0.823582" calcext:value-type="float">
            <text:p>0.823582</text:p>
          </table:table-cell>
          <table:table-cell office:value-type="float" office:value="0.912791" calcext:value-type="float">
            <text:p>0.912791</text:p>
          </table:table-cell>
          <table:table-cell office:value-type="float" office:value="0.993765" calcext:value-type="float">
            <text:p>0.993765</text:p>
          </table:table-cell>
          <table:table-cell office:value-type="float" office:value="1.065611" calcext:value-type="float">
            <text:p>1.065611</text:p>
          </table:table-cell>
          <table:table-cell office:value-type="float" office:value="1.127519" calcext:value-type="float">
            <text:p>1.127519</text:p>
          </table:table-cell>
          <table:table-cell office:value-type="float" office:value="1.178771" calcext:value-type="float">
            <text:p>1.178771</text:p>
          </table:table-cell>
          <table:table-cell office:value-type="float" office:value="1.218748" calcext:value-type="float">
            <text:p>1.218748</text:p>
          </table:table-cell>
          <table:table-cell office:value-type="float" office:value="1.246938" calcext:value-type="float">
            <text:p>1.246938</text:p>
          </table:table-cell>
          <table:table-cell office:value-type="float" office:value="1.262939" calcext:value-type="float">
            <text:p>1.262939</text:p>
          </table:table-cell>
          <table:table-cell office:value-type="float" office:value="1.266472" calcext:value-type="float">
            <text:p>1.266472</text:p>
          </table:table-cell>
          <table:table-cell office:value-type="float" office:value="1.257375" calcext:value-type="float">
            <text:p>1.257375</text:p>
          </table:table-cell>
          <table:table-cell office:value-type="float" office:value="1.235613" calcext:value-type="float">
            <text:p>1.235613</text:p>
          </table:table-cell>
          <table:table-cell office:value-type="float" office:value="1.201278" calcext:value-type="float">
            <text:p>1.201278</text:p>
          </table:table-cell>
          <table:table-cell office:value-type="float" office:value="1.154586" calcext:value-type="float">
            <text:p>1.154586</text:p>
          </table:table-cell>
          <table:table-cell office:value-type="float" office:value="1.095882" calcext:value-type="float">
            <text:p>1.095882</text:p>
          </table:table-cell>
          <table:table-cell office:value-type="float" office:value="1.025631" calcext:value-type="float">
            <text:p>1.025631</text:p>
          </table:table-cell>
          <table:table-cell office:value-type="float" office:value="0.944422" calcext:value-type="float">
            <text:p>0.944422</text:p>
          </table:table-cell>
          <table:table-cell office:value-type="float" office:value="0.852957" calcext:value-type="float">
            <text:p>0.852957</text:p>
          </table:table-cell>
          <table:table-cell office:value-type="float" office:value="0.752047" calcext:value-type="float">
            <text:p>0.752047</text:p>
          </table:table-cell>
          <table:table-cell office:value-type="float" office:value="0.642608" calcext:value-type="float">
            <text:p>0.642608</text:p>
          </table:table-cell>
          <table:table-cell office:value-type="float" office:value="0.525649" calcext:value-type="float">
            <text:p>0.525649</text:p>
          </table:table-cell>
          <table:table-cell office:value-type="float" office:value="0.402263" calcext:value-type="float">
            <text:p>0.402263</text:p>
          </table:table-cell>
          <table:table-cell office:value-type="float" office:value="0.273621" calcext:value-type="float">
            <text:p>0.273621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-0.131256" calcext:value-type="float">
            <text:p>-0.131256</text:p>
          </table:table-cell>
          <table:table-cell office:value-type="float" office:value="-0.268122" calcext:value-type="float">
            <text:p>-0.268122</text:p>
          </table:table-cell>
          <table:table-cell office:value-type="float" office:value="-0.403675" calcext:value-type="float">
            <text:p>-0.403675</text:p>
          </table:table-cell>
          <table:table-cell office:value-type="float" office:value="-0.536548" calcext:value-type="float">
            <text:p>-0.536548</text:p>
          </table:table-cell>
          <table:table-cell office:value-type="float" office:value="-0.665383" calcext:value-type="float">
            <text:p>-0.665383</text:p>
          </table:table-cell>
          <table:table-cell office:value-type="float" office:value="-0.788854" calcext:value-type="float">
            <text:p>-0.788854</text:p>
          </table:table-cell>
          <table:table-cell office:value-type="float" office:value="-0.90567" calcext:value-type="float">
            <text:p>-0.90567</text:p>
          </table:table-cell>
          <table:table-cell office:value-type="float" office:value="-1.014598" calcext:value-type="float">
            <text:p>-1.014598</text:p>
          </table:table-cell>
          <table:table-cell office:value-type="float" office:value="-1.114469" calcext:value-type="float">
            <text:p>-1.114469</text:p>
          </table:table-cell>
          <table:table-cell office:value-type="float" office:value="-1.204194" calcext:value-type="float">
            <text:p>-1.204194</text:p>
          </table:table-cell>
          <table:table-cell office:value-type="float" office:value="-1.282774" calcext:value-type="float">
            <text:p>-1.282774</text:p>
          </table:table-cell>
          <table:table-cell office:value-type="float" office:value="-1.349313" calcext:value-type="float">
            <text:p>-1.349313</text:p>
          </table:table-cell>
          <table:table-cell office:value-type="float" office:value="-1.403023" calcext:value-type="float">
            <text:p>-1.403023</text:p>
          </table:table-cell>
          <table:table-cell office:value-type="float" office:value="-1.443241" calcext:value-type="float">
            <text:p>-1.443241</text:p>
          </table:table-cell>
          <table:table-cell office:value-type="float" office:value="-1.469428" calcext:value-type="float">
            <text:p>-1.469428</text:p>
          </table:table-cell>
          <table:table-cell office:value-type="float" office:value="-1.481183" calcext:value-type="float">
            <text:p>-1.481183</text:p>
          </table:table-cell>
          <table:table-cell office:value-type="float" office:value="-1.478244" calcext:value-type="float">
            <text:p>-1.478244</text:p>
          </table:table-cell>
          <table:table-cell office:value-type="float" office:value="-1.460493" calcext:value-type="float">
            <text:p>-1.460493</text:p>
          </table:table-cell>
          <table:table-cell office:value-type="float" office:value="-1.427959" calcext:value-type="float">
            <text:p>-1.427959</text:p>
          </table:table-cell>
          <table:table-cell office:value-type="float" office:value="-1.380821" calcext:value-type="float">
            <text:p>-1.380821</text:p>
          </table:table-cell>
          <table:table-cell office:value-type="float" office:value="-1.319402" calcext:value-type="float">
            <text:p>-1.319402</text:p>
          </table:table-cell>
          <table:table-cell office:value-type="float" office:value="-1.244176" calcext:value-type="float">
            <text:p>-1.244176</text:p>
          </table:table-cell>
          <table:table-cell office:value-type="float" office:value="-1.155756" calcext:value-type="float">
            <text:p>-1.155756</text:p>
          </table:table-cell>
          <table:table-cell office:value-type="float" office:value="-1.054894" calcext:value-type="float">
            <text:p>-1.054894</text:p>
          </table:table-cell>
          <table:table-cell office:value-type="float" office:value="-0.942474" calcext:value-type="float">
            <text:p>-0.942474</text:p>
          </table:table-cell>
          <table:table-cell office:value-type="float" office:value="-0.819505" calcext:value-type="float">
            <text:p>-0.819505</text:p>
          </table:table-cell>
          <table:table-cell office:value-type="float" office:value="-0.687112" calcext:value-type="float">
            <text:p>-0.687112</text:p>
          </table:table-cell>
          <table:table-cell office:value-type="float" office:value="-0.546524" calcext:value-type="float">
            <text:p>-0.546524</text:p>
          </table:table-cell>
          <table:table-cell office:value-type="float" office:value="-0.399064" calcext:value-type="float">
            <text:p>-0.399064</text:p>
          </table:table-cell>
          <table:table-cell office:value-type="float" office:value="-0.246139" calcext:value-type="float">
            <text:p>-0.246139</text:p>
          </table:table-cell>
          <table:table-cell office:value-type="float" office:value="-0.089224" calcext:value-type="float">
            <text:p>-0.089224</text:p>
          </table:table-cell>
          <table:table-cell office:value-type="float" office:value="0.070153" calcext:value-type="float">
            <text:p>0.070153</text:p>
          </table:table-cell>
          <table:table-cell office:value-type="float" office:value="0.230422" calcext:value-type="float">
            <text:p>0.230422</text:p>
          </table:table-cell>
          <table:table-cell office:value-type="float" office:value="0.389989" calcext:value-type="float">
            <text:p>0.389989</text:p>
          </table:table-cell>
          <table:table-cell office:value-type="float" office:value="0.547253" calcext:value-type="float">
            <text:p>0.547253</text:p>
          </table:table-cell>
          <table:table-cell office:value-type="float" office:value="0.700616" calcext:value-type="float">
            <text:p>0.700616</text:p>
          </table:table-cell>
          <table:table-cell office:value-type="float" office:value="0.848507" calcext:value-type="float">
            <text:p>0.848507</text:p>
          </table:table-cell>
          <table:table-cell office:value-type="float" office:value="0.989392" calcext:value-type="float">
            <text:p>0.989392</text:p>
          </table:table-cell>
          <table:table-cell office:value-type="float" office:value="1.121791" calcext:value-type="float">
            <text:p>1.121791</text:p>
          </table:table-cell>
          <table:table-cell office:value-type="float" office:value="1.244297" calcext:value-type="float">
            <text:p>1.244297</text:p>
          </table:table-cell>
          <table:table-cell office:value-type="float" office:value="1.355585" calcext:value-type="float">
            <text:p>1.355585</text:p>
          </table:table-cell>
          <table:table-cell office:value-type="float" office:value="1.45443" calcext:value-type="float">
            <text:p>1.45443</text:p>
          </table:table-cell>
          <table:table-cell office:value-type="float" office:value="1.539719" calcext:value-type="float">
            <text:p>1.539719</text:p>
          </table:table-cell>
          <table:table-cell office:value-type="float" office:value="1.610463" calcext:value-type="float">
            <text:p>1.610463</text:p>
          </table:table-cell>
          <table:table-cell office:value-type="float" office:value="1.665811" calcext:value-type="float">
            <text:p>1.665811</text:p>
          </table:table-cell>
          <table:table-cell office:value-type="float" office:value="1.705054" calcext:value-type="float">
            <text:p>1.705054</text:p>
          </table:table-cell>
          <table:table-cell office:value-type="float" office:value="1.727638" calcext:value-type="float">
            <text:p>1.727638</text:p>
          </table:table-cell>
          <table:table-cell office:value-type="float" office:value="1.733173" calcext:value-type="float">
            <text:p>1.733173</text:p>
          </table:table-cell>
          <table:table-cell office:value-type="float" office:value="1.72143" calcext:value-type="float">
            <text:p>1.72143</text:p>
          </table:table-cell>
          <table:table-cell office:value-type="float" office:value="1.692357" calcext:value-type="float">
            <text:p>1.692357</text:p>
          </table:table-cell>
          <table:table-cell office:value-type="float" office:value="1.646068" calcext:value-type="float">
            <text:p>1.646068</text:p>
          </table:table-cell>
          <table:table-cell office:value-type="float" office:value="1.582857" calcext:value-type="float">
            <text:p>1.582857</text:p>
          </table:table-cell>
          <table:table-cell office:value-type="float" office:value="1.503184" calcext:value-type="float">
            <text:p>1.503184</text:p>
          </table:table-cell>
          <table:table-cell office:value-type="float" office:value="1.407683" calcext:value-type="float">
            <text:p>1.407683</text:p>
          </table:table-cell>
          <table:table-cell office:value-type="float" office:value="1.29715" calcext:value-type="float">
            <text:p>1.29715</text:p>
          </table:table-cell>
          <table:table-cell office:value-type="float" office:value="1.172541" calcext:value-type="float">
            <text:p>1.172541</text:p>
          </table:table-cell>
          <table:table-cell office:value-type="float" office:value="1.034959" calcext:value-type="float">
            <text:p>1.034959</text:p>
          </table:table-cell>
          <table:table-cell office:value-type="float" office:value="0.885653" calcext:value-type="float">
            <text:p>0.885653</text:p>
          </table:table-cell>
          <table:table-cell office:value-type="float" office:value="0.725997" calcext:value-type="float">
            <text:p>0.725997</text:p>
          </table:table-cell>
          <table:table-cell office:value-type="float" office:value="0.557484" calcext:value-type="float">
            <text:p>0.557484</text:p>
          </table:table-cell>
          <table:table-cell office:value-type="float" office:value="0.381711" calcext:value-type="float">
            <text:p>0.381711</text:p>
          </table:table-cell>
          <table:table-cell office:value-type="float" office:value="0.200364" calcext:value-type="float">
            <text:p>0.200364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-0.171969" calcext:value-type="float">
            <text:p>-0.171969</text:p>
          </table:table-cell>
          <table:table-cell office:value-type="float" office:value="-0.359289" calcext:value-type="float">
            <text:p>-0.359289</text:p>
          </table:table-cell>
          <table:table-cell office:value-type="float" office:value="-0.54489" calcext:value-type="float">
            <text:p>-0.54489</text:p>
          </table:table-cell>
          <table:table-cell office:value-type="float" office:value="-0.726898" calcext:value-type="float">
            <text:p>-0.726898</text:p>
          </table:table-cell>
          <table:table-cell office:value-type="float" office:value="-0.903456" calcext:value-type="float">
            <text:p>-0.903456</text:p>
          </table:table-cell>
          <table:table-cell office:value-type="float" office:value="-1.072746" calcext:value-type="float">
            <text:p>-1.072746</text:p>
          </table:table-cell>
          <table:table-cell office:value-type="float" office:value="-1.233001" calcext:value-type="float">
            <text:p>-1.233001</text:p>
          </table:table-cell>
          <table:table-cell office:value-type="float" office:value="-1.382529" calcext:value-type="float">
            <text:p>-1.382529</text:p>
          </table:table-cell>
          <table:table-cell office:value-type="float" office:value="-1.519727" calcext:value-type="float">
            <text:p>-1.519727</text:p>
          </table:table-cell>
          <table:table-cell office:value-type="float" office:value="-1.643099" calcext:value-type="float">
            <text:p>-1.643099</text:p>
          </table:table-cell>
          <table:table-cell office:value-type="float" office:value="-1.751275" calcext:value-type="float">
            <text:p>-1.751275</text:p>
          </table:table-cell>
          <table:table-cell office:value-type="float" office:value="-1.843019" calcext:value-type="float">
            <text:p>-1.843019</text:p>
          </table:table-cell>
          <table:table-cell office:value-type="float" office:value="-1.91725" calcext:value-type="float">
            <text:p>-1.91725</text:p>
          </table:table-cell>
          <table:table-cell office:value-type="float" office:value="-1.973052" calcext:value-type="float">
            <text:p>-1.973052</text:p>
          </table:table-cell>
          <table:table-cell office:value-type="float" office:value="-2.00968" calcext:value-type="float">
            <text:p>-2.00968</text:p>
          </table:table-cell>
          <table:table-cell office:value-type="float" office:value="-2.026579" calcext:value-type="float">
            <text:p>-2.026579</text:p>
          </table:table-cell>
          <table:table-cell office:value-type="float" office:value="-2.02338" calcext:value-type="float">
            <text:p>-2.02338</text:p>
          </table:table-cell>
          <table:table-cell office:value-type="float" office:value="-1.999916" calcext:value-type="float">
            <text:p>-1.999916</text:p>
          </table:table-cell>
          <table:table-cell office:value-type="float" office:value="-1.956218" calcext:value-type="float">
            <text:p>-1.956218</text:p>
          </table:table-cell>
          <table:table-cell office:value-type="float" office:value="-1.89252" calcext:value-type="float">
            <text:p>-1.89252</text:p>
          </table:table-cell>
          <table:table-cell office:value-type="float" office:value="-1.809261" calcext:value-type="float">
            <text:p>-1.809261</text:p>
          </table:table-cell>
          <table:table-cell office:value-type="float" office:value="-1.707076" calcext:value-type="float">
            <text:p>-1.707076</text:p>
          </table:table-cell>
          <table:table-cell office:value-type="float" office:value="-1.586799" calcext:value-type="float">
            <text:p>-1.586799</text:p>
          </table:table-cell>
          <table:table-cell office:value-type="float" office:value="-1.449451" calcext:value-type="float">
            <text:p>-1.449451</text:p>
          </table:table-cell>
          <table:table-cell office:value-type="float" office:value="-1.296235" calcext:value-type="float">
            <text:p>-1.296235</text:p>
          </table:table-cell>
          <table:table-cell office:value-type="float" office:value="-1.128524" calcext:value-type="float">
            <text:p>-1.128524</text:p>
          </table:table-cell>
          <table:table-cell office:value-type="float" office:value="-0.947851" calcext:value-type="float">
            <text:p>-0.947851</text:p>
          </table:table-cell>
          <table:table-cell office:value-type="float" office:value="-0.755893" calcext:value-type="float">
            <text:p>-0.755893</text:p>
          </table:table-cell>
          <table:table-cell office:value-type="float" office:value="-0.554457" calcext:value-type="float">
            <text:p>-0.554457</text:p>
          </table:table-cell>
          <table:table-cell office:value-type="float" office:value="-0.345461" calcext:value-type="float">
            <text:p>-0.345461</text:p>
          </table:table-cell>
          <table:table-cell office:value-type="float" office:value="-0.130921" calcext:value-type="float">
            <text:p>-0.130921</text:p>
          </table:table-cell>
          <table:table-cell office:value-type="float" office:value="0.087074" calcext:value-type="float">
            <text:p>0.087074</text:p>
          </table:table-cell>
          <table:table-cell office:value-type="float" office:value="0.306378" calcext:value-type="float">
            <text:p>0.306378</text:p>
          </table:table-cell>
          <table:table-cell office:value-type="float" office:value="0.524811" calcext:value-type="float">
            <text:p>0.524811</text:p>
          </table:table-cell>
          <table:table-cell office:value-type="float" office:value="0.740181" calcext:value-type="float">
            <text:p>0.740181</text:p>
          </table:table-cell>
          <table:table-cell office:value-type="float" office:value="0.950302" calcext:value-type="float">
            <text:p>0.950302</text:p>
          </table:table-cell>
          <table:table-cell office:value-type="float" office:value="1.153021" calcext:value-type="float">
            <text:p>1.153021</text:p>
          </table:table-cell>
          <table:table-cell office:value-type="float" office:value="1.346238" calcext:value-type="float">
            <text:p>1.346238</text:p>
          </table:table-cell>
          <table:table-cell office:value-type="float" office:value="1.527924" calcext:value-type="float">
            <text:p>1.527924</text:p>
          </table:table-cell>
          <table:table-cell office:value-type="float" office:value="1.696148" calcext:value-type="float">
            <text:p>1.696148</text:p>
          </table:table-cell>
          <table:table-cell office:value-type="float" office:value="1.849093" calcext:value-type="float">
            <text:p>1.849093</text:p>
          </table:table-cell>
          <table:table-cell office:value-type="float" office:value="1.985076" calcext:value-type="float">
            <text:p>1.985076</text:p>
          </table:table-cell>
          <table:table-cell office:value-type="float" office:value="2.102568" calcext:value-type="float">
            <text:p>2.102568</text:p>
          </table:table-cell>
          <table:table-cell office:value-type="float" office:value="2.20021" calcext:value-type="float">
            <text:p>2.20021</text:p>
          </table:table-cell>
          <table:table-cell office:value-type="float" office:value="2.276826" calcext:value-type="float">
            <text:p>2.276826</text:p>
          </table:table-cell>
          <table:table-cell office:value-type="float" office:value="2.331439" calcext:value-type="float">
            <text:p>2.331439</text:p>
          </table:table-cell>
          <table:table-cell office:value-type="float" office:value="2.363285" calcext:value-type="float">
            <text:p>2.363285</text:p>
          </table:table-cell>
          <table:table-cell office:value-type="float" office:value="2.371816" calcext:value-type="float">
            <text:p>2.371816</text:p>
          </table:table-cell>
          <table:table-cell office:value-type="float" office:value="2.356714" calcext:value-type="float">
            <text:p>2.356714</text:p>
          </table:table-cell>
          <table:table-cell office:value-type="float" office:value="2.317894" calcext:value-type="float">
            <text:p>2.317894</text:p>
          </table:table-cell>
          <table:table-cell office:value-type="float" office:value="2.255507" calcext:value-type="float">
            <text:p>2.255507</text:p>
          </table:table-cell>
          <table:table-cell office:value-type="float" office:value="2.169941" calcext:value-type="float">
            <text:p>2.169941</text:p>
          </table:table-cell>
          <table:table-cell office:value-type="float" office:value="2.06182" calcext:value-type="float">
            <text:p>2.06182</text:p>
          </table:table-cell>
          <table:table-cell office:value-type="float" office:value="1.931999" calcext:value-type="float">
            <text:p>1.931999</text:p>
          </table:table-cell>
          <table:table-cell office:value-type="float" office:value="1.781561" calcext:value-type="float">
            <text:p>1.781561</text:p>
          </table:table-cell>
          <table:table-cell office:value-type="float" office:value="1.611802" calcext:value-type="float">
            <text:p>1.611802</text:p>
          </table:table-cell>
          <table:table-cell office:value-type="float" office:value="1.424228" calcext:value-type="float">
            <text:p>1.424228</text:p>
          </table:table-cell>
          <table:table-cell office:value-type="float" office:value="1.220535" calcext:value-type="float">
            <text:p>1.220535</text:p>
          </table:table-cell>
          <table:table-cell office:value-type="float" office:value="1.002601" calcext:value-type="float">
            <text:p>1.002601</text:p>
          </table:table-cell>
          <table:table-cell office:value-type="float" office:value="0.772461" calcext:value-type="float">
            <text:p>0.772461</text:p>
          </table:table-cell>
          <table:table-cell office:value-type="float" office:value="0.532295" calcext:value-type="float">
            <text:p>0.532295</text:p>
          </table:table-cell>
          <table:table-cell office:value-type="float" office:value="0.284404" calcext:value-type="float">
            <text:p>0.284404</text:p>
          </table:table-cell>
          <table:table-cell office:value-type="float" office:value="0.031191" calcext:value-type="float">
            <text:p>0.031191</text:p>
          </table:table-cell>
          <table:table-cell office:value-type="float" office:value="-0.224867" calcext:value-type="float">
            <text:p>-0.224867</text:p>
          </table:table-cell>
          <table:table-cell office:value-type="float" office:value="-0.481236" calcext:value-type="float">
            <text:p>-0.481236</text:p>
          </table:table-cell>
          <table:table-cell office:value-type="float" office:value="-0.735357" calcext:value-type="float">
            <text:p>-0.735357</text:p>
          </table:table-cell>
          <table:table-cell office:value-type="float" office:value="-0.984665" calcext:value-type="float">
            <text:p>-0.984665</text:p>
          </table:table-cell>
          <table:table-cell office:value-type="float" office:value="-1.22662" calcext:value-type="float">
            <text:p>-1.22662</text:p>
          </table:table-cell>
          <table:table-cell office:value-type="float" office:value="-1.458728" calcext:value-type="float">
            <text:p>-1.458728</text:p>
          </table:table-cell>
          <table:table-cell office:value-type="float" office:value="-1.67857" calcext:value-type="float">
            <text:p>-1.67857</text:p>
          </table:table-cell>
          <table:table-cell office:value-type="float" office:value="-1.883825" calcext:value-type="float">
            <text:p>-1.883825</text:p>
          </table:table-cell>
          <table:table-cell office:value-type="float" office:value="-2.072294" calcext:value-type="float">
            <text:p>-2.072294</text:p>
          </table:table-cell>
          <table:table-cell office:value-type="float" office:value="-2.241925" calcext:value-type="float">
            <text:p>-2.241925</text:p>
          </table:table-cell>
          <table:table-cell office:value-type="float" office:value="-2.390833" calcext:value-type="float">
            <text:p>-2.390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Noto Sans CJK J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2:20:44.206595130</meta:creation-date>
    <dc:date>2019-07-19T12:40:26.713008218</dc:date>
    <meta:editing-duration>PT9M32S</meta:editing-duration>
    <meta:editing-cycles>1</meta:editing-cycles>
    <meta:document-statistic meta:table-count="1" meta:cell-count="6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5.058cm" svg:y="3.955cm" style:legend-expansion="high" chart:style-name="ch2"/>
        <chart:plot-area chart:style-name="ch3" table:cell-range-address="Sheet1.B2:Sheet1.GT4 Sheet1.A3:Sheet1.A4" chart:data-source-has-labels="column" svg:x="0.319cm" svg:y="0.18cm" svg:width="14.42cm" svg:height="8.646cm">
          <chartooo:coordinate-region svg:x="0.861cm" svg:y="0.379cm" svg:width="13.69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GT3" chart:label-cell-address="Sheet1.A3:Sheet1.A3" chart:class="chart:scatter">
            <chart:domain table:cell-range-address="Sheet1.B2:Sheet1.GT2"/>
            <chart:data-point chart:repeated="201"/>
          </chart:series>
          <chart:series chart:style-name="ch7" chart:values-cell-range-address="Sheet1.B4:Sheet1.GT4" chart:label-cell-address="Sheet1.A4:Sheet1.A4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行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GT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8">
                <text:p>3.8</text:p>
              </table:table-cell>
              <table:table-cell office:value-type="float" office:value="3.9">
                <text:p>3.9</text:p>
              </table:table-cell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2">
                <text:p>5.2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  <table:table-cell office:value-type="float" office:value="5.5">
                <text:p>5.5</text:p>
              </table:table-cell>
              <table:table-cell office:value-type="float" office:value="5.6">
                <text:p>5.6</text:p>
              </table:table-cell>
              <table:table-cell office:value-type="float" office:value="5.7">
                <text:p>5.7</text:p>
              </table:table-cell>
              <table:table-cell office:value-type="float" office:value="5.8">
                <text:p>5.8</text:p>
              </table:table-cell>
              <table:table-cell office:value-type="float" office:value="5.9">
                <text:p>5.9</text:p>
              </table:table-cell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  <table:table-cell office:value-type="float" office:value="6.2">
                <text:p>6.2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  <table:table-cell office:value-type="float" office:value="6.7">
                <text:p>6.7</text:p>
              </table:table-cell>
              <table:table-cell office:value-type="float" office:value="6.8">
                <text:p>6.8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  <table:table-cell office:value-type="float" office:value="7.4">
                <text:p>7.4</text:p>
              </table:table-cell>
              <table:table-cell office:value-type="float" office:value="7.5">
                <text:p>7.5</text:p>
              </table:table-cell>
              <table:table-cell office:value-type="float" office:value="7.6">
                <text:p>7.6</text:p>
              </table:table-cell>
              <table:table-cell office:value-type="float" office:value="7.7">
                <text:p>7.7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  <table:table-cell office:value-type="float" office:value="8.1">
                <text:p>8.1</text:p>
              </table:table-cell>
              <table:table-cell office:value-type="float" office:value="8.2">
                <text:p>8.2</text:p>
              </table:table-cell>
              <table:table-cell office:value-type="float" office:value="8.3">
                <text:p>8.3</text:p>
              </table:table-cell>
              <table:table-cell office:value-type="float" office:value="8.4">
                <text:p>8.4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  <table:table-cell office:value-type="float" office:value="8.9">
                <text:p>8.9</text:p>
              </table:table-cell>
              <table:table-cell office:value-type="float" office:value="9">
                <text:p>9</text:p>
              </table:table-cell>
              <table:table-cell office:value-type="float" office:value="9.1">
                <text:p>9.1</text:p>
              </table:table-cell>
              <table:table-cell office:value-type="float" office:value="9.2">
                <text:p>9.2</text:p>
              </table:table-cell>
              <table:table-cell office:value-type="float" office:value="9.3">
                <text:p>9.3</text:p>
              </table:table-cell>
              <table:table-cell office:value-type="float" office:value="9.4">
                <text:p>9.4</text:p>
              </table:table-cell>
              <table:table-cell office:value-type="float" office:value="9.5">
                <text:p>9.5</text:p>
              </table:table-cell>
              <table:table-cell office:value-type="float" office:value="9.6">
                <text:p>9.6</text:p>
              </table:table-cell>
              <table:table-cell office:value-type="float" office:value="9.7">
                <text:p>9.7</text:p>
              </table:table-cell>
              <table:table-cell office:value-type="float" office:value="9.8">
                <text:p>9.8</text:p>
              </table:table-cell>
              <table:table-cell office:value-type="float" office:value="9.9">
                <text:p>9.9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10.2">
                <text:p>10.2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1.5">
                <text:p>11.5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  <table:table-cell office:value-type="float" office:value="11.8">
                <text:p>11.8</text:p>
              </table:table-cell>
              <table:table-cell office:value-type="float" office:value="11.9">
                <text:p>11.9</text:p>
              </table:table-cell>
              <table:table-cell office:value-type="float" office:value="12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12.2">
                <text:p>12.2</text:p>
              </table:table-cell>
              <table:table-cell office:value-type="float" office:value="12.3">
                <text:p>12.3</text:p>
              </table:table-cell>
              <table:table-cell office:value-type="float" office:value="12.4">
                <text:p>12.4</text:p>
              </table:table-cell>
              <table:table-cell office:value-type="float" office:value="12.5">
                <text:p>12.5</text:p>
              </table:table-cell>
              <table:table-cell office:value-type="float" office:value="12.6">
                <text:p>12.6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">
                <text:p>12.9</text:p>
              </table:table-cell>
              <table:table-cell office:value-type="float" office:value="13">
                <text:p>13</text:p>
              </table:table-cell>
              <table:table-cell office:value-type="float" office:value="13.1">
                <text:p>13.1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3.4">
                <text:p>13.4</text:p>
              </table:table-cell>
              <table:table-cell office:value-type="float" office:value="13.5">
                <text:p>13.5</text:p>
              </table:table-cell>
              <table:table-cell office:value-type="float" office:value="13.6">
                <text:p>13.6</text:p>
              </table:table-cell>
              <table:table-cell office:value-type="float" office:value="13.7">
                <text:p>13.7</text:p>
              </table:table-cell>
              <table:table-cell office:value-type="float" office:value="13.8">
                <text:p>13.8</text:p>
              </table:table-cell>
              <table:table-cell office:value-type="float" office:value="13.9">
                <text:p>13.9</text:p>
              </table:table-cell>
              <table:table-cell office:value-type="float" office:value="14">
                <text:p>14</text:p>
              </table:table-cell>
              <table:table-cell office:value-type="float" office:value="14.1">
                <text:p>14.1</text:p>
              </table:table-cell>
              <table:table-cell office:value-type="float" office:value="14.2">
                <text:p>14.2</text:p>
              </table:table-cell>
              <table:table-cell office:value-type="float" office:value="14.3">
                <text:p>14.3</text:p>
              </table:table-cell>
              <table:table-cell office:value-type="float" office:value="14.4">
                <text:p>14.4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  <table:table-cell office:value-type="float" office:value="14.7">
                <text:p>14.7</text:p>
              </table:table-cell>
              <table:table-cell office:value-type="float" office:value="14.8">
                <text:p>14.8</text:p>
              </table:table-cell>
              <table:table-cell office:value-type="float" office:value="14.9">
                <text:p>14.9</text:p>
              </table:table-cell>
              <table:table-cell office:value-type="float" office:value="15">
                <text:p>15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  <table:table-cell office:value-type="float" office:value="15.3">
                <text:p>15.3</text:p>
              </table:table-cell>
              <table:table-cell office:value-type="float" office:value="15.4">
                <text:p>15.4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  <table:table-cell office:value-type="float" office:value="15.7">
                <text:p>15.7</text:p>
              </table:table-cell>
              <table:table-cell office:value-type="float" office:value="15.8">
                <text:p>15.8</text:p>
              </table:table-cell>
              <table:table-cell office:value-type="float" office:value="15.9">
                <text:p>15.9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  <table:table-cell office:value-type="float" office:value="16.2">
                <text:p>16.2</text:p>
              </table:table-cell>
              <table:table-cell office:value-type="float" office:value="16.3">
                <text:p>16.3</text:p>
              </table:table-cell>
              <table:table-cell office:value-type="float" office:value="16.4">
                <text:p>16.4</text:p>
              </table:table-cell>
              <table:table-cell office:value-type="float" office:value="16.5">
                <text:p>16.5</text:p>
              </table:table-cell>
              <table:table-cell office:value-type="float" office:value="16.6">
                <text:p>16.6</text:p>
              </table:table-cell>
              <table:table-cell office:value-type="float" office:value="16.7">
                <text:p>16.7</text:p>
              </table:table-cell>
              <table:table-cell office:value-type="float" office:value="16.8">
                <text:p>16.8</text:p>
              </table:table-cell>
              <table:table-cell office:value-type="float" office:value="16.9">
                <text:p>16.9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7.2">
                <text:p>17.2</text:p>
              </table:table-cell>
              <table:table-cell office:value-type="float" office:value="17.3">
                <text:p>17.3</text:p>
              </table:table-cell>
              <table:table-cell office:value-type="float" office:value="17.4">
                <text:p>17.4</text:p>
              </table:table-cell>
              <table:table-cell office:value-type="float" office:value="17.5">
                <text:p>17.5</text:p>
              </table:table-cell>
              <table:table-cell office:value-type="float" office:value="17.6">
                <text:p>17.6</text:p>
              </table:table-cell>
              <table:table-cell office:value-type="float" office:value="17.7">
                <text:p>17.7</text:p>
              </table:table-cell>
              <table:table-cell office:value-type="float" office:value="17.8">
                <text:p>17.8</text:p>
              </table:table-cell>
              <table:table-cell office:value-type="float" office:value="17.9">
                <text:p>17.9</text:p>
              </table:table-cell>
              <table:table-cell office:value-type="float" office:value="18">
                <text:p>18</text:p>
              </table:table-cell>
              <table:table-cell office:value-type="float" office:value="18.1">
                <text:p>18.1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  <table:table-cell office:value-type="float" office:value="18.4">
                <text:p>18.4</text:p>
              </table:table-cell>
              <table:table-cell office:value-type="float" office:value="18.5">
                <text:p>18.5</text:p>
              </table:table-cell>
              <table:table-cell office:value-type="float" office:value="18.6">
                <text:p>18.6</text:p>
              </table:table-cell>
              <table:table-cell office:value-type="float" office:value="18.7">
                <text:p>18.7</text:p>
              </table:table-cell>
              <table:table-cell office:value-type="float" office:value="18.8">
                <text:p>18.8</text:p>
              </table:table-cell>
              <table:table-cell office:value-type="float" office:value="18.9">
                <text:p>18.9</text:p>
              </table:table-cell>
              <table:table-cell office:value-type="float" office:value="19">
                <text:p>19</text:p>
              </table:table-cell>
              <table:table-cell office:value-type="float" office:value="19.1">
                <text:p>19.1</text:p>
              </table:table-cell>
              <table:table-cell office:value-type="float" office:value="19.2">
                <text:p>19.2</text:p>
              </table:table-cell>
              <table:table-cell office:value-type="float" office:value="19.3">
                <text:p>19.3</text:p>
              </table:table-cell>
              <table:table-cell office:value-type="float" office:value="19.4">
                <text:p>19.4</text:p>
              </table:table-cell>
              <table:table-cell office:value-type="float" office:value="19.5">
                <text:p>19.5</text:p>
              </table:table-cell>
              <table:table-cell office:value-type="float" office:value="19.6">
                <text:p>19.6</text:p>
              </table:table-cell>
              <table:table-cell office:value-type="float" office:value="19.7">
                <text:p>19.7</text:p>
              </table:table-cell>
              <table:table-cell office:value-type="float" office:value="19.8">
                <text:p>19.8</text:p>
              </table:table-cell>
              <table:table-cell office:value-type="float" office:value="19.9">
                <text:p>19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x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GT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401">
                <text:p>0.9401</text:p>
              </table:table-cell>
              <table:table-cell office:value-type="float" office:value="0.9005">
                <text:p>0.9005</text:p>
              </table:table-cell>
              <table:table-cell office:value-type="float" office:value="0.851499">
                <text:p>0.851499</text:p>
              </table:table-cell>
              <table:table-cell office:value-type="float" office:value="0.793493">
                <text:p>0.793493</text:p>
              </table:table-cell>
              <table:table-cell office:value-type="float" office:value="0.726972">
                <text:p>0.726972</text:p>
              </table:table-cell>
              <table:table-cell office:value-type="float" office:value="0.652516">
                <text:p>0.652516</text:p>
              </table:table-cell>
              <table:table-cell office:value-type="float" office:value="0.57079">
                <text:p>0.57079</text:p>
              </table:table-cell>
              <table:table-cell office:value-type="float" office:value="0.48254">
                <text:p>0.48254</text:p>
              </table:table-cell>
              <table:table-cell office:value-type="float" office:value="0.388581">
                <text:p>0.388581</text:p>
              </table:table-cell>
              <table:table-cell office:value-type="float" office:value="0.289797">
                <text:p>0.289797</text:p>
              </table:table-cell>
              <table:table-cell office:value-type="float" office:value="0.187127">
                <text:p>0.187127</text:p>
              </table:table-cell>
              <table:table-cell office:value-type="float" office:value="0.081559">
                <text:p>0.081559</text:p>
              </table:table-cell>
              <table:table-cell office:value-type="float" office:value="-0.02588">
                <text:p>-0.02588</text:p>
              </table:table-cell>
              <table:table-cell office:value-type="float" office:value="-0.134135">
                <text:p>-0.134135</text:p>
              </table:table-cell>
              <table:table-cell office:value-type="float" office:value="-0.242131">
                <text:p>-0.242131</text:p>
              </table:table-cell>
              <table:table-cell office:value-type="float" office:value="-0.348785">
                <text:p>-0.348785</text:p>
              </table:table-cell>
              <table:table-cell office:value-type="float" office:value="-0.453019">
                <text:p>-0.453019</text:p>
              </table:table-cell>
              <table:table-cell office:value-type="float" office:value="-0.553764">
                <text:p>-0.553764</text:p>
              </table:table-cell>
              <table:table-cell office:value-type="float" office:value="-0.649979">
                <text:p>-0.649979</text:p>
              </table:table-cell>
              <table:table-cell office:value-type="float" office:value="-0.740657">
                <text:p>-0.740657</text:p>
              </table:table-cell>
              <table:table-cell office:value-type="float" office:value="-0.824835">
                <text:p>-0.824835</text:p>
              </table:table-cell>
              <table:table-cell office:value-type="float" office:value="-0.901606">
                <text:p>-0.901606</text:p>
              </table:table-cell>
              <table:table-cell office:value-type="float" office:value="-0.970129">
                <text:p>-0.970129</text:p>
              </table:table-cell>
              <table:table-cell office:value-type="float" office:value="-1.029636">
                <text:p>-1.029636</text:p>
              </table:table-cell>
              <table:table-cell office:value-type="float" office:value="-1.079441">
                <text:p>-1.079441</text:p>
              </table:table-cell>
              <table:table-cell office:value-type="float" office:value="-1.11895">
                <text:p>-1.11895</text:p>
              </table:table-cell>
              <table:table-cell office:value-type="float" office:value="-1.147665">
                <text:p>-1.147665</text:p>
              </table:table-cell>
              <table:table-cell office:value-type="float" office:value="-1.16519">
                <text:p>-1.16519</text:p>
              </table:table-cell>
              <table:table-cell office:value-type="float" office:value="-1.171239">
                <text:p>-1.171239</text:p>
              </table:table-cell>
              <table:table-cell office:value-type="float" office:value="-1.165636">
                <text:p>-1.165636</text:p>
              </table:table-cell>
              <table:table-cell office:value-type="float" office:value="-1.14832">
                <text:p>-1.14832</text:p>
              </table:table-cell>
              <table:table-cell office:value-type="float" office:value="-1.119348">
                <text:p>-1.119348</text:p>
              </table:table-cell>
              <table:table-cell office:value-type="float" office:value="-1.078893">
                <text:p>-1.078893</text:p>
              </table:table-cell>
              <table:table-cell office:value-type="float" office:value="-1.027244">
                <text:p>-1.027244</text:p>
              </table:table-cell>
              <table:table-cell office:value-type="float" office:value="-0.964806">
                <text:p>-0.964806</text:p>
              </table:table-cell>
              <table:table-cell office:value-type="float" office:value="-0.892096">
                <text:p>-0.892096</text:p>
              </table:table-cell>
              <table:table-cell office:value-type="float" office:value="-0.809738">
                <text:p>-0.809738</text:p>
              </table:table-cell>
              <table:table-cell office:value-type="float" office:value="-0.718459">
                <text:p>-0.718459</text:p>
              </table:table-cell>
              <table:table-cell office:value-type="float" office:value="-0.619083">
                <text:p>-0.619083</text:p>
              </table:table-cell>
              <table:table-cell office:value-type="float" office:value="-0.512522">
                <text:p>-0.512522</text:p>
              </table:table-cell>
              <table:table-cell office:value-type="float" office:value="-0.39977">
                <text:p>-0.39977</text:p>
              </table:table-cell>
              <table:table-cell office:value-type="float" office:value="-0.281892">
                <text:p>-0.281892</text:p>
              </table:table-cell>
              <table:table-cell office:value-type="float" office:value="-0.160018">
                <text:p>-0.160018</text:p>
              </table:table-cell>
              <table:table-cell office:value-type="float" office:value="-0.035324">
                <text:p>-0.035324</text:p>
              </table:table-cell>
              <table:table-cell office:value-type="float" office:value="0.09097">
                <text:p>0.09097</text:p>
              </table:table-cell>
              <table:table-cell office:value-type="float" office:value="0.217617">
                <text:p>0.217617</text:p>
              </table:table-cell>
              <table:table-cell office:value-type="float" office:value="0.343355">
                <text:p>0.343355</text:p>
              </table:table-cell>
              <table:table-cell office:value-type="float" office:value="0.466916">
                <text:p>0.466916</text:p>
              </table:table-cell>
              <table:table-cell office:value-type="float" office:value="0.587044">
                <text:p>0.587044</text:p>
              </table:table-cell>
              <table:table-cell office:value-type="float" office:value="0.702502">
                <text:p>0.702502</text:p>
              </table:table-cell>
              <table:table-cell office:value-type="float" office:value="0.81209">
                <text:p>0.81209</text:p>
              </table:table-cell>
              <table:table-cell office:value-type="float" office:value="0.914654">
                <text:p>0.914654</text:p>
              </table:table-cell>
              <table:table-cell office:value-type="float" office:value="1.009096">
                <text:p>1.009096</text:p>
              </table:table-cell>
              <table:table-cell office:value-type="float" office:value="1.094391">
                <text:p>1.094391</text:p>
              </table:table-cell>
              <table:table-cell office:value-type="float" office:value="1.169596">
                <text:p>1.169596</text:p>
              </table:table-cell>
              <table:table-cell office:value-type="float" office:value="1.233857">
                <text:p>1.233857</text:p>
              </table:table-cell>
              <table:table-cell office:value-type="float" office:value="1.286422">
                <text:p>1.286422</text:p>
              </table:table-cell>
              <table:table-cell office:value-type="float" office:value="1.326648">
                <text:p>1.326648</text:p>
              </table:table-cell>
              <table:table-cell office:value-type="float" office:value="1.35401">
                <text:p>1.35401</text:p>
              </table:table-cell>
              <table:table-cell office:value-type="float" office:value="1.368106">
                <text:p>1.368106</text:p>
              </table:table-cell>
              <table:table-cell office:value-type="float" office:value="1.368661">
                <text:p>1.368661</text:p>
              </table:table-cell>
              <table:table-cell office:value-type="float" office:value="1.355536">
                <text:p>1.355536</text:p>
              </table:table-cell>
              <table:table-cell office:value-type="float" office:value="1.328724">
                <text:p>1.328724</text:p>
              </table:table-cell>
              <table:table-cell office:value-type="float" office:value="1.288356">
                <text:p>1.288356</text:p>
              </table:table-cell>
              <table:table-cell office:value-type="float" office:value="1.234701">
                <text:p>1.234701</text:p>
              </table:table-cell>
              <table:table-cell office:value-type="float" office:value="1.168163">
                <text:p>1.168163</text:p>
              </table:table-cell>
              <table:table-cell office:value-type="float" office:value="1.089278">
                <text:p>1.089278</text:p>
              </table:table-cell>
              <table:table-cell office:value-type="float" office:value="0.998711">
                <text:p>0.998711</text:p>
              </table:table-cell>
              <table:table-cell office:value-type="float" office:value="0.897251">
                <text:p>0.897251</text:p>
              </table:table-cell>
              <table:table-cell office:value-type="float" office:value="0.785804">
                <text:p>0.785804</text:p>
              </table:table-cell>
              <table:table-cell office:value-type="float" office:value="0.665385">
                <text:p>0.665385</text:p>
              </table:table-cell>
              <table:table-cell office:value-type="float" office:value="0.537107">
                <text:p>0.537107</text:p>
              </table:table-cell>
              <table:table-cell office:value-type="float" office:value="0.402176">
                <text:p>0.402176</text:p>
              </table:table-cell>
              <table:table-cell office:value-type="float" office:value="0.261874">
                <text:p>0.261874</text:p>
              </table:table-cell>
              <table:table-cell office:value-type="float" office:value="0.117549">
                <text:p>0.117549</text:p>
              </table:table-cell>
              <table:table-cell office:value-type="float" office:value="-0.029393">
                <text:p>-0.029393</text:p>
              </table:table-cell>
              <table:table-cell office:value-type="float" office:value="-0.177512">
                <text:p>-0.177512</text:p>
              </table:table-cell>
              <table:table-cell office:value-type="float" office:value="-0.325336">
                <text:p>-0.325336</text:p>
              </table:table-cell>
              <table:table-cell office:value-type="float" office:value="-0.471385">
                <text:p>-0.471385</text:p>
              </table:table-cell>
              <table:table-cell office:value-type="float" office:value="-0.614181">
                <text:p>-0.614181</text:p>
              </table:table-cell>
              <table:table-cell office:value-type="float" office:value="-0.752263">
                <text:p>-0.752263</text:p>
              </table:table-cell>
              <table:table-cell office:value-type="float" office:value="-0.884204">
                <text:p>-0.884204</text:p>
              </table:table-cell>
              <table:table-cell office:value-type="float" office:value="-1.008621">
                <text:p>-1.008621</text:p>
              </table:table-cell>
              <table:table-cell office:value-type="float" office:value="-1.124197">
                <text:p>-1.124197</text:p>
              </table:table-cell>
              <table:table-cell office:value-type="float" office:value="-1.229686">
                <text:p>-1.229686</text:p>
              </table:table-cell>
              <table:table-cell office:value-type="float" office:value="-1.323933">
                <text:p>-1.323933</text:p>
              </table:table-cell>
              <table:table-cell office:value-type="float" office:value="-1.405884">
                <text:p>-1.405884</text:p>
              </table:table-cell>
              <table:table-cell office:value-type="float" office:value="-1.474595">
                <text:p>-1.474595</text:p>
              </table:table-cell>
              <table:table-cell office:value-type="float" office:value="-1.529248">
                <text:p>-1.529248</text:p>
              </table:table-cell>
              <table:table-cell office:value-type="float" office:value="-1.569154">
                <text:p>-1.569154</text:p>
              </table:table-cell>
              <table:table-cell office:value-type="float" office:value="-1.593768">
                <text:p>-1.593768</text:p>
              </table:table-cell>
              <table:table-cell office:value-type="float" office:value="-1.60269">
                <text:p>-1.60269</text:p>
              </table:table-cell>
              <table:table-cell office:value-type="float" office:value="-1.595675">
                <text:p>-1.595675</text:p>
              </table:table-cell>
              <table:table-cell office:value-type="float" office:value="-1.572633">
                <text:p>-1.572633</text:p>
              </table:table-cell>
              <table:table-cell office:value-type="float" office:value="-1.533634">
                <text:p>-1.533634</text:p>
              </table:table-cell>
              <table:table-cell office:value-type="float" office:value="-1.478909">
                <text:p>-1.478909</text:p>
              </table:table-cell>
              <table:table-cell office:value-type="float" office:value="-1.408847">
                <text:p>-1.408847</text:p>
              </table:table-cell>
              <table:table-cell office:value-type="float" office:value="-1.323996">
                <text:p>-1.323996</text:p>
              </table:table-cell>
              <table:table-cell office:value-type="float" office:value="-1.225057">
                <text:p>-1.225057</text:p>
              </table:table-cell>
              <table:table-cell office:value-type="float" office:value="-1.112878">
                <text:p>-1.112878</text:p>
              </table:table-cell>
              <table:table-cell office:value-type="float" office:value="-0.988448">
                <text:p>-0.988448</text:p>
              </table:table-cell>
              <table:table-cell office:value-type="float" office:value="-0.85289">
                <text:p>-0.85289</text:p>
              </table:table-cell>
              <table:table-cell office:value-type="float" office:value="-0.707447">
                <text:p>-0.707447</text:p>
              </table:table-cell>
              <table:table-cell office:value-type="float" office:value="-0.553475">
                <text:p>-0.553475</text:p>
              </table:table-cell>
              <table:table-cell office:value-type="float" office:value="-0.392429">
                <text:p>-0.392429</text:p>
              </table:table-cell>
              <table:table-cell office:value-type="float" office:value="-0.225848">
                <text:p>-0.225848</text:p>
              </table:table-cell>
              <table:table-cell office:value-type="float" office:value="-0.055342">
                <text:p>-0.055342</text:p>
              </table:table-cell>
              <table:table-cell office:value-type="float" office:value="0.117422">
                <text:p>0.117422</text:p>
              </table:table-cell>
              <table:table-cell office:value-type="float" office:value="0.290739">
                <text:p>0.290739</text:p>
              </table:table-cell>
              <table:table-cell office:value-type="float" office:value="0.462882">
                <text:p>0.462882</text:p>
              </table:table-cell>
              <table:table-cell office:value-type="float" office:value="0.632118">
                <text:p>0.632118</text:p>
              </table:table-cell>
              <table:table-cell office:value-type="float" office:value="0.796724">
                <text:p>0.796724</text:p>
              </table:table-cell>
              <table:table-cell office:value-type="float" office:value="0.95501">
                <text:p>0.95501</text:p>
              </table:table-cell>
              <table:table-cell office:value-type="float" office:value="1.105328">
                <text:p>1.105328</text:p>
              </table:table-cell>
              <table:table-cell office:value-type="float" office:value="1.246097">
                <text:p>1.246097</text:p>
              </table:table-cell>
              <table:table-cell office:value-type="float" office:value="1.375812">
                <text:p>1.375812</text:p>
              </table:table-cell>
              <table:table-cell office:value-type="float" office:value="1.493066">
                <text:p>1.493066</text:p>
              </table:table-cell>
              <table:table-cell office:value-type="float" office:value="1.596562">
                <text:p>1.596562</text:p>
              </table:table-cell>
              <table:table-cell office:value-type="float" office:value="1.685127">
                <text:p>1.685127</text:p>
              </table:table-cell>
              <table:table-cell office:value-type="float" office:value="1.757727">
                <text:p>1.757727</text:p>
              </table:table-cell>
              <table:table-cell office:value-type="float" office:value="1.813475">
                <text:p>1.813475</text:p>
              </table:table-cell>
              <table:table-cell office:value-type="float" office:value="1.851646">
                <text:p>1.851646</text:p>
              </table:table-cell>
              <table:table-cell office:value-type="float" office:value="1.871683">
                <text:p>1.871683</text:p>
              </table:table-cell>
              <table:table-cell office:value-type="float" office:value="1.873203">
                <text:p>1.873203</text:p>
              </table:table-cell>
              <table:table-cell office:value-type="float" office:value="1.856006">
                <text:p>1.856006</text:p>
              </table:table-cell>
              <table:table-cell office:value-type="float" office:value="1.820077">
                <text:p>1.820077</text:p>
              </table:table-cell>
              <table:table-cell office:value-type="float" office:value="1.765588">
                <text:p>1.765588</text:p>
              </table:table-cell>
              <table:table-cell office:value-type="float" office:value="1.692898">
                <text:p>1.692898</text:p>
              </table:table-cell>
              <table:table-cell office:value-type="float" office:value="1.602552">
                <text:p>1.602552</text:p>
              </table:table-cell>
              <table:table-cell office:value-type="float" office:value="1.495278">
                <text:p>1.495278</text:p>
              </table:table-cell>
              <table:table-cell office:value-type="float" office:value="1.371978">
                <text:p>1.371978</text:p>
              </table:table-cell>
              <table:table-cell office:value-type="float" office:value="1.233725">
                <text:p>1.233725</text:p>
              </table:table-cell>
              <table:table-cell office:value-type="float" office:value="1.081752">
                <text:p>1.081752</text:p>
              </table:table-cell>
              <table:table-cell office:value-type="float" office:value="0.917442">
                <text:p>0.917442</text:p>
              </table:table-cell>
              <table:table-cell office:value-type="float" office:value="0.742315">
                <text:p>0.742315</text:p>
              </table:table-cell>
              <table:table-cell office:value-type="float" office:value="0.558013">
                <text:p>0.558013</text:p>
              </table:table-cell>
              <table:table-cell office:value-type="float" office:value="0.366288">
                <text:p>0.366288</text:p>
              </table:table-cell>
              <table:table-cell office:value-type="float" office:value="0.168982">
                <text:p>0.168982</text:p>
              </table:table-cell>
              <table:table-cell office:value-type="float" office:value="-0.031986">
                <text:p>-0.031986</text:p>
              </table:table-cell>
              <table:table-cell office:value-type="float" office:value="-0.234643">
                <text:p>-0.234643</text:p>
              </table:table-cell>
              <table:table-cell office:value-type="float" office:value="-0.436981">
                <text:p>-0.436981</text:p>
              </table:table-cell>
              <table:table-cell office:value-type="float" office:value="-0.636973">
                <text:p>-0.636973</text:p>
              </table:table-cell>
              <table:table-cell office:value-type="float" office:value="-0.832595">
                <text:p>-0.832595</text:p>
              </table:table-cell>
              <table:table-cell office:value-type="float" office:value="-1.021847">
                <text:p>-1.021847</text:p>
              </table:table-cell>
              <table:table-cell office:value-type="float" office:value="-1.202773">
                <text:p>-1.202773</text:p>
              </table:table-cell>
              <table:table-cell office:value-type="float" office:value="-1.37348">
                <text:p>-1.37348</text:p>
              </table:table-cell>
              <table:table-cell office:value-type="float" office:value="-1.53216">
                <text:p>-1.53216</text:p>
              </table:table-cell>
              <table:table-cell office:value-type="float" office:value="-1.677105">
                <text:p>-1.677105</text:p>
              </table:table-cell>
              <table:table-cell office:value-type="float" office:value="-1.806729">
                <text:p>-1.806729</text:p>
              </table:table-cell>
              <table:table-cell office:value-type="float" office:value="-1.919581">
                <text:p>-1.919581</text:p>
              </table:table-cell>
              <table:table-cell office:value-type="float" office:value="-2.014366">
                <text:p>-2.014366</text:p>
              </table:table-cell>
              <table:table-cell office:value-type="float" office:value="-2.089956">
                <text:p>-2.089956</text:p>
              </table:table-cell>
              <table:table-cell office:value-type="float" office:value="-2.145401">
                <text:p>-2.145401</text:p>
              </table:table-cell>
              <table:table-cell office:value-type="float" office:value="-2.179948">
                <text:p>-2.179948</text:p>
              </table:table-cell>
              <table:table-cell office:value-type="float" office:value="-2.19304">
                <text:p>-2.19304</text:p>
              </table:table-cell>
              <table:table-cell office:value-type="float" office:value="-2.184332">
                <text:p>-2.184332</text:p>
              </table:table-cell>
              <table:table-cell office:value-type="float" office:value="-2.153694">
                <text:p>-2.153694</text:p>
              </table:table-cell>
              <table:table-cell office:value-type="float" office:value="-2.101213">
                <text:p>-2.101213</text:p>
              </table:table-cell>
              <table:table-cell office:value-type="float" office:value="-2.027195">
                <text:p>-2.027195</text:p>
              </table:table-cell>
              <table:table-cell office:value-type="float" office:value="-1.932165">
                <text:p>-1.932165</text:p>
              </table:table-cell>
              <table:table-cell office:value-type="float" office:value="-1.816863">
                <text:p>-1.816863</text:p>
              </table:table-cell>
              <table:table-cell office:value-type="float" office:value="-1.682239">
                <text:p>-1.682239</text:p>
              </table:table-cell>
              <table:table-cell office:value-type="float" office:value="-1.529447">
                <text:p>-1.529447</text:p>
              </table:table-cell>
              <table:table-cell office:value-type="float" office:value="-1.359832">
                <text:p>-1.359832</text:p>
              </table:table-cell>
              <table:table-cell office:value-type="float" office:value="-1.174923">
                <text:p>-1.174923</text:p>
              </table:table-cell>
              <table:table-cell office:value-type="float" office:value="-0.976415">
                <text:p>-0.976415</text:p>
              </table:table-cell>
              <table:table-cell office:value-type="float" office:value="-0.766158">
                <text:p>-0.766158</text:p>
              </table:table-cell>
              <table:table-cell office:value-type="float" office:value="-0.546137">
                <text:p>-0.546137</text:p>
              </table:table-cell>
              <table:table-cell office:value-type="float" office:value="-0.318455">
                <text:p>-0.318455</text:p>
              </table:table-cell>
              <table:table-cell office:value-type="float" office:value="-0.085311">
                <text:p>-0.085311</text:p>
              </table:table-cell>
              <table:table-cell office:value-type="float" office:value="0.151018">
                <text:p>0.151018</text:p>
              </table:table-cell>
              <table:table-cell office:value-type="float" office:value="0.388199">
                <text:p>0.388199</text:p>
              </table:table-cell>
              <table:table-cell office:value-type="float" office:value="0.623871">
                <text:p>0.623871</text:p>
              </table:table-cell>
              <table:table-cell office:value-type="float" office:value="0.85566">
                <text:p>0.85566</text:p>
              </table:table-cell>
              <table:table-cell office:value-type="float" office:value="1.081211">
                <text:p>1.081211</text:p>
              </table:table-cell>
              <table:table-cell office:value-type="float" office:value="1.298205">
                <text:p>1.298205</text:p>
              </table:table-cell>
              <table:table-cell office:value-type="float" office:value="1.504387">
                <text:p>1.504387</text:p>
              </table:table-cell>
              <table:table-cell office:value-type="float" office:value="1.697587">
                <text:p>1.697587</text:p>
              </table:table-cell>
              <table:table-cell office:value-type="float" office:value="1.875743">
                <text:p>1.875743</text:p>
              </table:table-cell>
              <table:table-cell office:value-type="float" office:value="2.036923">
                <text:p>2.036923</text:p>
              </table:table-cell>
              <table:table-cell office:value-type="float" office:value="2.179346">
                <text:p>2.179346</text:p>
              </table:table-cell>
              <table:table-cell office:value-type="float" office:value="2.301399">
                <text:p>2.301399</text:p>
              </table:table-cell>
              <table:table-cell office:value-type="float" office:value="2.40166">
                <text:p>2.40166</text:p>
              </table:table-cell>
              <table:table-cell office:value-type="float" office:value="2.478906">
                <text:p>2.478906</text:p>
              </table:table-cell>
              <table:table-cell office:value-type="float" office:value="2.532135">
                <text:p>2.532135</text:p>
              </table:table-cell>
              <table:table-cell office:value-type="float" office:value="2.560576">
                <text:p>2.560576</text:p>
              </table:table-cell>
              <table:table-cell office:value-type="float" office:value="2.563695">
                <text:p>2.563695</text:p>
              </table:table-cell>
              <table:table-cell office:value-type="float" office:value="2.541208">
                <text:p>2.541208</text:p>
              </table:table-cell>
              <table:table-cell office:value-type="float" office:value="2.493084">
                <text:p>2.493084</text:p>
              </table:table-cell>
              <table:table-cell office:value-type="float" office:value="2.419549">
                <text:p>2.419549</text:p>
              </table:table-cell>
              <table:table-cell office:value-type="float" office:value="2.321082">
                <text:p>2.321082</text:p>
              </table:table-cell>
              <table:table-cell office:value-type="float" office:value="2.19842">
                <text:p>2.19842</text:p>
              </table:table-cell>
              <table:table-cell office:value-type="float" office:value="2.052547">
                <text:p>2.052547</text:p>
              </table:table-cell>
              <table:table-cell office:value-type="float" office:value="1.88469">
                <text:p>1.88469</text:p>
              </table:table-cell>
              <table:table-cell office:value-type="float" office:value="1.696308">
                <text:p>1.696308</text:p>
              </table:table-cell>
              <table:table-cell office:value-type="float" office:value="1.489078">
                <text:p>1.489078</text:p>
              </table:table-cell>
              <table:table-cell office:value-type="float" office:value="1.264886">
                <text:p>1.264886</text:p>
              </table:table-cell>
            </table:table-row>
            <table:table-row>
              <table:table-cell office:value-type="string">
                <text:p>v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GT4</svg:desc>
                </draw:g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-0.299">
                <text:p>-0.299</text:p>
              </table:table-cell>
              <table:table-cell office:value-type="float" office:value="-0.396">
                <text:p>-0.396</text:p>
              </table:table-cell>
              <table:table-cell office:value-type="float" office:value="-0.49001">
                <text:p>-0.49001</text:p>
              </table:table-cell>
              <table:table-cell office:value-type="float" office:value="-0.58006">
                <text:p>-0.58006</text:p>
              </table:table-cell>
              <table:table-cell office:value-type="float" office:value="-0.66521">
                <text:p>-0.66521</text:p>
              </table:table-cell>
              <table:table-cell office:value-type="float" office:value="-0.744559">
                <text:p>-0.744559</text:p>
              </table:table-cell>
              <table:table-cell office:value-type="float" office:value="-0.817256">
                <text:p>-0.817256</text:p>
              </table:table-cell>
              <table:table-cell office:value-type="float" office:value="-0.882508">
                <text:p>-0.882508</text:p>
              </table:table-cell>
              <table:table-cell office:value-type="float" office:value="-0.939587">
                <text:p>-0.939587</text:p>
              </table:table-cell>
              <table:table-cell office:value-type="float" office:value="-0.987841">
                <text:p>-0.987841</text:p>
              </table:table-cell>
              <table:table-cell office:value-type="float" office:value="-1.026699">
                <text:p>-1.026699</text:p>
              </table:table-cell>
              <table:table-cell office:value-type="float" office:value="-1.055679">
                <text:p>-1.055679</text:p>
              </table:table-cell>
              <table:table-cell office:value-type="float" office:value="-1.074391">
                <text:p>-1.074391</text:p>
              </table:table-cell>
              <table:table-cell office:value-type="float" office:value="-1.082547">
                <text:p>-1.082547</text:p>
              </table:table-cell>
              <table:table-cell office:value-type="float" office:value="-1.079959">
                <text:p>-1.079959</text:p>
              </table:table-cell>
              <table:table-cell office:value-type="float" office:value="-1.066546">
                <text:p>-1.066546</text:p>
              </table:table-cell>
              <table:table-cell office:value-type="float" office:value="-1.042333">
                <text:p>-1.042333</text:p>
              </table:table-cell>
              <table:table-cell office:value-type="float" office:value="-1.007454">
                <text:p>-1.007454</text:p>
              </table:table-cell>
              <table:table-cell office:value-type="float" office:value="-0.962152">
                <text:p>-0.962152</text:p>
              </table:table-cell>
              <table:table-cell office:value-type="float" office:value="-0.906776">
                <text:p>-0.906776</text:p>
              </table:table-cell>
              <table:table-cell office:value-type="float" office:value="-0.841778">
                <text:p>-0.841778</text:p>
              </table:table-cell>
              <table:table-cell office:value-type="float" office:value="-0.767712">
                <text:p>-0.767712</text:p>
              </table:table-cell>
              <table:table-cell office:value-type="float" office:value="-0.685229">
                <text:p>-0.685229</text:p>
              </table:table-cell>
              <table:table-cell office:value-type="float" office:value="-0.595068">
                <text:p>-0.595068</text:p>
              </table:table-cell>
              <table:table-cell office:value-type="float" office:value="-0.498055">
                <text:p>-0.498055</text:p>
              </table:table-cell>
              <table:table-cell office:value-type="float" office:value="-0.395092">
                <text:p>-0.395092</text:p>
              </table:table-cell>
              <table:table-cell office:value-type="float" office:value="-0.287148">
                <text:p>-0.287148</text:p>
              </table:table-cell>
              <table:table-cell office:value-type="float" office:value="-0.175253">
                <text:p>-0.175253</text:p>
              </table:table-cell>
              <table:table-cell office:value-type="float" office:value="-0.060486">
                <text:p>-0.060486</text:p>
              </table:table-cell>
              <table:table-cell office:value-type="float" office:value="0.056033">
                <text:p>0.056033</text:p>
              </table:table-cell>
              <table:table-cell office:value-type="float" office:value="0.173157">
                <text:p>0.173157</text:p>
              </table:table-cell>
              <table:table-cell office:value-type="float" office:value="0.28972">
                <text:p>0.28972</text:p>
              </table:table-cell>
              <table:table-cell office:value-type="float" office:value="0.404552">
                <text:p>0.404552</text:p>
              </table:table-cell>
              <table:table-cell office:value-type="float" office:value="0.516487">
                <text:p>0.516487</text:p>
              </table:table-cell>
              <table:table-cell office:value-type="float" office:value="0.624376">
                <text:p>0.624376</text:p>
              </table:table-cell>
              <table:table-cell office:value-type="float" office:value="0.727101">
                <text:p>0.727101</text:p>
              </table:table-cell>
              <table:table-cell office:value-type="float" office:value="0.823582">
                <text:p>0.823582</text:p>
              </table:table-cell>
              <table:table-cell office:value-type="float" office:value="0.912791">
                <text:p>0.912791</text:p>
              </table:table-cell>
              <table:table-cell office:value-type="float" office:value="0.993765">
                <text:p>0.993765</text:p>
              </table:table-cell>
              <table:table-cell office:value-type="float" office:value="1.065611">
                <text:p>1.065611</text:p>
              </table:table-cell>
              <table:table-cell office:value-type="float" office:value="1.127519">
                <text:p>1.127519</text:p>
              </table:table-cell>
              <table:table-cell office:value-type="float" office:value="1.178771">
                <text:p>1.178771</text:p>
              </table:table-cell>
              <table:table-cell office:value-type="float" office:value="1.218748">
                <text:p>1.218748</text:p>
              </table:table-cell>
              <table:table-cell office:value-type="float" office:value="1.246938">
                <text:p>1.246938</text:p>
              </table:table-cell>
              <table:table-cell office:value-type="float" office:value="1.262939">
                <text:p>1.262939</text:p>
              </table:table-cell>
              <table:table-cell office:value-type="float" office:value="1.266472">
                <text:p>1.266472</text:p>
              </table:table-cell>
              <table:table-cell office:value-type="float" office:value="1.257375">
                <text:p>1.257375</text:p>
              </table:table-cell>
              <table:table-cell office:value-type="float" office:value="1.235613">
                <text:p>1.235613</text:p>
              </table:table-cell>
              <table:table-cell office:value-type="float" office:value="1.201278">
                <text:p>1.201278</text:p>
              </table:table-cell>
              <table:table-cell office:value-type="float" office:value="1.154586">
                <text:p>1.154586</text:p>
              </table:table-cell>
              <table:table-cell office:value-type="float" office:value="1.095882">
                <text:p>1.095882</text:p>
              </table:table-cell>
              <table:table-cell office:value-type="float" office:value="1.025631">
                <text:p>1.025631</text:p>
              </table:table-cell>
              <table:table-cell office:value-type="float" office:value="0.944422">
                <text:p>0.944422</text:p>
              </table:table-cell>
              <table:table-cell office:value-type="float" office:value="0.852957">
                <text:p>0.852957</text:p>
              </table:table-cell>
              <table:table-cell office:value-type="float" office:value="0.752047">
                <text:p>0.752047</text:p>
              </table:table-cell>
              <table:table-cell office:value-type="float" office:value="0.642608">
                <text:p>0.642608</text:p>
              </table:table-cell>
              <table:table-cell office:value-type="float" office:value="0.525649">
                <text:p>0.525649</text:p>
              </table:table-cell>
              <table:table-cell office:value-type="float" office:value="0.402263">
                <text:p>0.402263</text:p>
              </table:table-cell>
              <table:table-cell office:value-type="float" office:value="0.273621">
                <text:p>0.273621</text:p>
              </table:table-cell>
              <table:table-cell office:value-type="float" office:value="0.140956">
                <text:p>0.140956</text:p>
              </table:table-cell>
              <table:table-cell office:value-type="float" office:value="0.005555">
                <text:p>0.005555</text:p>
              </table:table-cell>
              <table:table-cell office:value-type="float" office:value="-0.131256">
                <text:p>-0.131256</text:p>
              </table:table-cell>
              <table:table-cell office:value-type="float" office:value="-0.268122">
                <text:p>-0.268122</text:p>
              </table:table-cell>
              <table:table-cell office:value-type="float" office:value="-0.403675">
                <text:p>-0.403675</text:p>
              </table:table-cell>
              <table:table-cell office:value-type="float" office:value="-0.536548">
                <text:p>-0.536548</text:p>
              </table:table-cell>
              <table:table-cell office:value-type="float" office:value="-0.665383">
                <text:p>-0.665383</text:p>
              </table:table-cell>
              <table:table-cell office:value-type="float" office:value="-0.788854">
                <text:p>-0.788854</text:p>
              </table:table-cell>
              <table:table-cell office:value-type="float" office:value="-0.90567">
                <text:p>-0.90567</text:p>
              </table:table-cell>
              <table:table-cell office:value-type="float" office:value="-1.014598">
                <text:p>-1.014598</text:p>
              </table:table-cell>
              <table:table-cell office:value-type="float" office:value="-1.114469">
                <text:p>-1.114469</text:p>
              </table:table-cell>
              <table:table-cell office:value-type="float" office:value="-1.204194">
                <text:p>-1.204194</text:p>
              </table:table-cell>
              <table:table-cell office:value-type="float" office:value="-1.282774">
                <text:p>-1.282774</text:p>
              </table:table-cell>
              <table:table-cell office:value-type="float" office:value="-1.349313">
                <text:p>-1.349313</text:p>
              </table:table-cell>
              <table:table-cell office:value-type="float" office:value="-1.403023">
                <text:p>-1.403023</text:p>
              </table:table-cell>
              <table:table-cell office:value-type="float" office:value="-1.443241">
                <text:p>-1.443241</text:p>
              </table:table-cell>
              <table:table-cell office:value-type="float" office:value="-1.469428">
                <text:p>-1.469428</text:p>
              </table:table-cell>
              <table:table-cell office:value-type="float" office:value="-1.481183">
                <text:p>-1.481183</text:p>
              </table:table-cell>
              <table:table-cell office:value-type="float" office:value="-1.478244">
                <text:p>-1.478244</text:p>
              </table:table-cell>
              <table:table-cell office:value-type="float" office:value="-1.460493">
                <text:p>-1.460493</text:p>
              </table:table-cell>
              <table:table-cell office:value-type="float" office:value="-1.427959">
                <text:p>-1.427959</text:p>
              </table:table-cell>
              <table:table-cell office:value-type="float" office:value="-1.380821">
                <text:p>-1.380821</text:p>
              </table:table-cell>
              <table:table-cell office:value-type="float" office:value="-1.319402">
                <text:p>-1.319402</text:p>
              </table:table-cell>
              <table:table-cell office:value-type="float" office:value="-1.244176">
                <text:p>-1.244176</text:p>
              </table:table-cell>
              <table:table-cell office:value-type="float" office:value="-1.155756">
                <text:p>-1.155756</text:p>
              </table:table-cell>
              <table:table-cell office:value-type="float" office:value="-1.054894">
                <text:p>-1.054894</text:p>
              </table:table-cell>
              <table:table-cell office:value-type="float" office:value="-0.942474">
                <text:p>-0.942474</text:p>
              </table:table-cell>
              <table:table-cell office:value-type="float" office:value="-0.819505">
                <text:p>-0.819505</text:p>
              </table:table-cell>
              <table:table-cell office:value-type="float" office:value="-0.687112">
                <text:p>-0.687112</text:p>
              </table:table-cell>
              <table:table-cell office:value-type="float" office:value="-0.546524">
                <text:p>-0.546524</text:p>
              </table:table-cell>
              <table:table-cell office:value-type="float" office:value="-0.399064">
                <text:p>-0.399064</text:p>
              </table:table-cell>
              <table:table-cell office:value-type="float" office:value="-0.246139">
                <text:p>-0.246139</text:p>
              </table:table-cell>
              <table:table-cell office:value-type="float" office:value="-0.089224">
                <text:p>-0.089224</text:p>
              </table:table-cell>
              <table:table-cell office:value-type="float" office:value="0.070153">
                <text:p>0.070153</text:p>
              </table:table-cell>
              <table:table-cell office:value-type="float" office:value="0.230422">
                <text:p>0.230422</text:p>
              </table:table-cell>
              <table:table-cell office:value-type="float" office:value="0.389989">
                <text:p>0.389989</text:p>
              </table:table-cell>
              <table:table-cell office:value-type="float" office:value="0.547253">
                <text:p>0.547253</text:p>
              </table:table-cell>
              <table:table-cell office:value-type="float" office:value="0.700616">
                <text:p>0.700616</text:p>
              </table:table-cell>
              <table:table-cell office:value-type="float" office:value="0.848507">
                <text:p>0.848507</text:p>
              </table:table-cell>
              <table:table-cell office:value-type="float" office:value="0.989392">
                <text:p>0.989392</text:p>
              </table:table-cell>
              <table:table-cell office:value-type="float" office:value="1.121791">
                <text:p>1.121791</text:p>
              </table:table-cell>
              <table:table-cell office:value-type="float" office:value="1.244297">
                <text:p>1.244297</text:p>
              </table:table-cell>
              <table:table-cell office:value-type="float" office:value="1.355585">
                <text:p>1.355585</text:p>
              </table:table-cell>
              <table:table-cell office:value-type="float" office:value="1.45443">
                <text:p>1.45443</text:p>
              </table:table-cell>
              <table:table-cell office:value-type="float" office:value="1.539719">
                <text:p>1.539719</text:p>
              </table:table-cell>
              <table:table-cell office:value-type="float" office:value="1.610463">
                <text:p>1.610463</text:p>
              </table:table-cell>
              <table:table-cell office:value-type="float" office:value="1.665811">
                <text:p>1.665811</text:p>
              </table:table-cell>
              <table:table-cell office:value-type="float" office:value="1.705054">
                <text:p>1.705054</text:p>
              </table:table-cell>
              <table:table-cell office:value-type="float" office:value="1.727638">
                <text:p>1.727638</text:p>
              </table:table-cell>
              <table:table-cell office:value-type="float" office:value="1.733173">
                <text:p>1.733173</text:p>
              </table:table-cell>
              <table:table-cell office:value-type="float" office:value="1.72143">
                <text:p>1.72143</text:p>
              </table:table-cell>
              <table:table-cell office:value-type="float" office:value="1.692357">
                <text:p>1.692357</text:p>
              </table:table-cell>
              <table:table-cell office:value-type="float" office:value="1.646068">
                <text:p>1.646068</text:p>
              </table:table-cell>
              <table:table-cell office:value-type="float" office:value="1.582857">
                <text:p>1.582857</text:p>
              </table:table-cell>
              <table:table-cell office:value-type="float" office:value="1.503184">
                <text:p>1.503184</text:p>
              </table:table-cell>
              <table:table-cell office:value-type="float" office:value="1.407683">
                <text:p>1.407683</text:p>
              </table:table-cell>
              <table:table-cell office:value-type="float" office:value="1.29715">
                <text:p>1.29715</text:p>
              </table:table-cell>
              <table:table-cell office:value-type="float" office:value="1.172541">
                <text:p>1.172541</text:p>
              </table:table-cell>
              <table:table-cell office:value-type="float" office:value="1.034959">
                <text:p>1.034959</text:p>
              </table:table-cell>
              <table:table-cell office:value-type="float" office:value="0.885653">
                <text:p>0.885653</text:p>
              </table:table-cell>
              <table:table-cell office:value-type="float" office:value="0.725997">
                <text:p>0.725997</text:p>
              </table:table-cell>
              <table:table-cell office:value-type="float" office:value="0.557484">
                <text:p>0.557484</text:p>
              </table:table-cell>
              <table:table-cell office:value-type="float" office:value="0.381711">
                <text:p>0.381711</text:p>
              </table:table-cell>
              <table:table-cell office:value-type="float" office:value="0.200364">
                <text:p>0.200364</text:p>
              </table:table-cell>
              <table:table-cell office:value-type="float" office:value="0.015199">
                <text:p>0.015199</text:p>
              </table:table-cell>
              <table:table-cell office:value-type="float" office:value="-0.171969">
                <text:p>-0.171969</text:p>
              </table:table-cell>
              <table:table-cell office:value-type="float" office:value="-0.359289">
                <text:p>-0.359289</text:p>
              </table:table-cell>
              <table:table-cell office:value-type="float" office:value="-0.54489">
                <text:p>-0.54489</text:p>
              </table:table-cell>
              <table:table-cell office:value-type="float" office:value="-0.726898">
                <text:p>-0.726898</text:p>
              </table:table-cell>
              <table:table-cell office:value-type="float" office:value="-0.903456">
                <text:p>-0.903456</text:p>
              </table:table-cell>
              <table:table-cell office:value-type="float" office:value="-1.072746">
                <text:p>-1.072746</text:p>
              </table:table-cell>
              <table:table-cell office:value-type="float" office:value="-1.233001">
                <text:p>-1.233001</text:p>
              </table:table-cell>
              <table:table-cell office:value-type="float" office:value="-1.382529">
                <text:p>-1.382529</text:p>
              </table:table-cell>
              <table:table-cell office:value-type="float" office:value="-1.519727">
                <text:p>-1.519727</text:p>
              </table:table-cell>
              <table:table-cell office:value-type="float" office:value="-1.643099">
                <text:p>-1.643099</text:p>
              </table:table-cell>
              <table:table-cell office:value-type="float" office:value="-1.751275">
                <text:p>-1.751275</text:p>
              </table:table-cell>
              <table:table-cell office:value-type="float" office:value="-1.843019">
                <text:p>-1.843019</text:p>
              </table:table-cell>
              <table:table-cell office:value-type="float" office:value="-1.91725">
                <text:p>-1.91725</text:p>
              </table:table-cell>
              <table:table-cell office:value-type="float" office:value="-1.973052">
                <text:p>-1.973052</text:p>
              </table:table-cell>
              <table:table-cell office:value-type="float" office:value="-2.00968">
                <text:p>-2.00968</text:p>
              </table:table-cell>
              <table:table-cell office:value-type="float" office:value="-2.026579">
                <text:p>-2.026579</text:p>
              </table:table-cell>
              <table:table-cell office:value-type="float" office:value="-2.02338">
                <text:p>-2.02338</text:p>
              </table:table-cell>
              <table:table-cell office:value-type="float" office:value="-1.999916">
                <text:p>-1.999916</text:p>
              </table:table-cell>
              <table:table-cell office:value-type="float" office:value="-1.956218">
                <text:p>-1.956218</text:p>
              </table:table-cell>
              <table:table-cell office:value-type="float" office:value="-1.89252">
                <text:p>-1.89252</text:p>
              </table:table-cell>
              <table:table-cell office:value-type="float" office:value="-1.809261">
                <text:p>-1.809261</text:p>
              </table:table-cell>
              <table:table-cell office:value-type="float" office:value="-1.707076">
                <text:p>-1.707076</text:p>
              </table:table-cell>
              <table:table-cell office:value-type="float" office:value="-1.586799">
                <text:p>-1.586799</text:p>
              </table:table-cell>
              <table:table-cell office:value-type="float" office:value="-1.449451">
                <text:p>-1.449451</text:p>
              </table:table-cell>
              <table:table-cell office:value-type="float" office:value="-1.296235">
                <text:p>-1.296235</text:p>
              </table:table-cell>
              <table:table-cell office:value-type="float" office:value="-1.128524">
                <text:p>-1.128524</text:p>
              </table:table-cell>
              <table:table-cell office:value-type="float" office:value="-0.947851">
                <text:p>-0.947851</text:p>
              </table:table-cell>
              <table:table-cell office:value-type="float" office:value="-0.755893">
                <text:p>-0.755893</text:p>
              </table:table-cell>
              <table:table-cell office:value-type="float" office:value="-0.554457">
                <text:p>-0.554457</text:p>
              </table:table-cell>
              <table:table-cell office:value-type="float" office:value="-0.345461">
                <text:p>-0.345461</text:p>
              </table:table-cell>
              <table:table-cell office:value-type="float" office:value="-0.130921">
                <text:p>-0.130921</text:p>
              </table:table-cell>
              <table:table-cell office:value-type="float" office:value="0.087074">
                <text:p>0.087074</text:p>
              </table:table-cell>
              <table:table-cell office:value-type="float" office:value="0.306378">
                <text:p>0.306378</text:p>
              </table:table-cell>
              <table:table-cell office:value-type="float" office:value="0.524811">
                <text:p>0.524811</text:p>
              </table:table-cell>
              <table:table-cell office:value-type="float" office:value="0.740181">
                <text:p>0.740181</text:p>
              </table:table-cell>
              <table:table-cell office:value-type="float" office:value="0.950302">
                <text:p>0.950302</text:p>
              </table:table-cell>
              <table:table-cell office:value-type="float" office:value="1.153021">
                <text:p>1.153021</text:p>
              </table:table-cell>
              <table:table-cell office:value-type="float" office:value="1.346238">
                <text:p>1.346238</text:p>
              </table:table-cell>
              <table:table-cell office:value-type="float" office:value="1.527924">
                <text:p>1.527924</text:p>
              </table:table-cell>
              <table:table-cell office:value-type="float" office:value="1.696148">
                <text:p>1.696148</text:p>
              </table:table-cell>
              <table:table-cell office:value-type="float" office:value="1.849093">
                <text:p>1.849093</text:p>
              </table:table-cell>
              <table:table-cell office:value-type="float" office:value="1.985076">
                <text:p>1.985076</text:p>
              </table:table-cell>
              <table:table-cell office:value-type="float" office:value="2.102568">
                <text:p>2.102568</text:p>
              </table:table-cell>
              <table:table-cell office:value-type="float" office:value="2.20021">
                <text:p>2.20021</text:p>
              </table:table-cell>
              <table:table-cell office:value-type="float" office:value="2.276826">
                <text:p>2.276826</text:p>
              </table:table-cell>
              <table:table-cell office:value-type="float" office:value="2.331439">
                <text:p>2.331439</text:p>
              </table:table-cell>
              <table:table-cell office:value-type="float" office:value="2.363285">
                <text:p>2.363285</text:p>
              </table:table-cell>
              <table:table-cell office:value-type="float" office:value="2.371816">
                <text:p>2.371816</text:p>
              </table:table-cell>
              <table:table-cell office:value-type="float" office:value="2.356714">
                <text:p>2.356714</text:p>
              </table:table-cell>
              <table:table-cell office:value-type="float" office:value="2.317894">
                <text:p>2.317894</text:p>
              </table:table-cell>
              <table:table-cell office:value-type="float" office:value="2.255507">
                <text:p>2.255507</text:p>
              </table:table-cell>
              <table:table-cell office:value-type="float" office:value="2.169941">
                <text:p>2.169941</text:p>
              </table:table-cell>
              <table:table-cell office:value-type="float" office:value="2.06182">
                <text:p>2.06182</text:p>
              </table:table-cell>
              <table:table-cell office:value-type="float" office:value="1.931999">
                <text:p>1.931999</text:p>
              </table:table-cell>
              <table:table-cell office:value-type="float" office:value="1.781561">
                <text:p>1.781561</text:p>
              </table:table-cell>
              <table:table-cell office:value-type="float" office:value="1.611802">
                <text:p>1.611802</text:p>
              </table:table-cell>
              <table:table-cell office:value-type="float" office:value="1.424228">
                <text:p>1.424228</text:p>
              </table:table-cell>
              <table:table-cell office:value-type="float" office:value="1.220535">
                <text:p>1.220535</text:p>
              </table:table-cell>
              <table:table-cell office:value-type="float" office:value="1.002601">
                <text:p>1.002601</text:p>
              </table:table-cell>
              <table:table-cell office:value-type="float" office:value="0.772461">
                <text:p>0.772461</text:p>
              </table:table-cell>
              <table:table-cell office:value-type="float" office:value="0.532295">
                <text:p>0.532295</text:p>
              </table:table-cell>
              <table:table-cell office:value-type="float" office:value="0.284404">
                <text:p>0.284404</text:p>
              </table:table-cell>
              <table:table-cell office:value-type="float" office:value="0.031191">
                <text:p>0.031191</text:p>
              </table:table-cell>
              <table:table-cell office:value-type="float" office:value="-0.224867">
                <text:p>-0.224867</text:p>
              </table:table-cell>
              <table:table-cell office:value-type="float" office:value="-0.481236">
                <text:p>-0.481236</text:p>
              </table:table-cell>
              <table:table-cell office:value-type="float" office:value="-0.735357">
                <text:p>-0.735357</text:p>
              </table:table-cell>
              <table:table-cell office:value-type="float" office:value="-0.984665">
                <text:p>-0.984665</text:p>
              </table:table-cell>
              <table:table-cell office:value-type="float" office:value="-1.22662">
                <text:p>-1.22662</text:p>
              </table:table-cell>
              <table:table-cell office:value-type="float" office:value="-1.458728">
                <text:p>-1.458728</text:p>
              </table:table-cell>
              <table:table-cell office:value-type="float" office:value="-1.67857">
                <text:p>-1.67857</text:p>
              </table:table-cell>
              <table:table-cell office:value-type="float" office:value="-1.883825">
                <text:p>-1.883825</text:p>
              </table:table-cell>
              <table:table-cell office:value-type="float" office:value="-2.072294">
                <text:p>-2.072294</text:p>
              </table:table-cell>
              <table:table-cell office:value-type="float" office:value="-2.241925">
                <text:p>-2.241925</text:p>
              </table:table-cell>
              <table:table-cell office:value-type="float" office:value="-2.390833">
                <text:p>-2.390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